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0.25mm"/>
    </style:style>
    <style:style style:name="co5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/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table:style-name="ce16" office:value-type="string" calcext:value-type="string">
            <text:p>ACC AVG</text:p>
          </table:table-cell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7" office:value-type="float" office:value="0.649539367497825" calcext:value-type="float">
            <text:p>0.649539</text:p>
          </table:table-cell>
          <table:table-cell table:style-name="ce17" office:value-type="float" office:value="0.648788161587283" calcext:value-type="float">
            <text:p>0.648788</text:p>
          </table:table-cell>
          <table:table-cell table:style-name="ce17" office:value-type="float" office:value="0.668692610853783" calcext:value-type="float">
            <text:p>0.668693</text:p>
          </table:table-cell>
          <table:table-cell table:style-name="ce17" office:value-type="float" office:value="0.641088551740517" calcext:value-type="float">
            <text:p>0.641089</text:p>
          </table:table-cell>
          <table:table-cell table:style-name="ce17" office:value-type="float" office:value="0.65686287291675" calcext:value-type="float">
            <text:p>0.656863</text:p>
          </table:table-cell>
          <table:table-cell table:style-name="ce17" office:value-type="float" office:value="0.629821466027534" calcext:value-type="float">
            <text:p>0.629821</text:p>
          </table:table-cell>
          <table:table-cell table:style-name="ce17" office:value-type="float" office:value="0.609729466019684" calcext:value-type="float">
            <text:p>0.609729</text:p>
          </table:table-cell>
          <table:table-cell table:style-name="ce17" office:value-type="float" office:value="0.639023487695384" calcext:value-type="float">
            <text:p>0.639023</text:p>
          </table:table-cell>
          <table:table-cell table:style-name="ce17" office:value-type="float" office:value="0.642027308392409" calcext:value-type="float">
            <text:p>0.642027</text:p>
          </table:table-cell>
          <table:table-cell table:style-name="ce17" office:value-type="float" office:value="0.65686287291675" calcext:value-type="float">
            <text:p>0.656863</text:p>
          </table:table-cell>
          <table:table-cell table:style-name="ce17" office:value-type="float" office:value="0.625047448036614" calcext:value-type="float">
            <text:p>0.625047</text:p>
          </table:table-cell>
          <table:table-cell table:style-name="ce17" office:value-type="float" office:value="0.632029613547113" calcext:value-type="float">
            <text:p>0.632030</text:p>
          </table:table-cell>
          <table:table-cell table:style-name="ce17" office:value-type="float" office:value="0.66694346499112" calcext:value-type="float">
            <text:p>0.666943</text:p>
          </table:table-cell>
          <table:table-cell table:style-name="ce17" office:value-type="float" office:value="0.633351054139615" calcext:value-type="float">
            <text:p>0.633351</text:p>
          </table:table-cell>
          <table:table-cell table:style-name="ce17" office:value-type="float" office:value="0.655619999227451" calcext:value-type="float">
            <text:p>0.655620</text:p>
          </table:table-cell>
          <table:table-cell table:style-name="ce17" office:value-type="float" office:value="0.638634800581947" calcext:value-type="float">
            <text:p>0.638635</text:p>
          </table:table-cell>
          <table:table-cell table:style-name="ce17" office:value-type="float" office:value="0.632029613547113" calcext:value-type="float">
            <text:p>0.632030</text:p>
          </table:table-cell>
          <table:table-cell table:style-name="ce17" office:value-type="float" office:value="0.630519683716778" calcext:value-type="float">
            <text:p>0.630520</text:p>
          </table:table-cell>
          <table:table-cell table:style-name="ce17" office:value-type="float" office:value="0.625990902189614" calcext:value-type="float">
            <text:p>0.625991</text:p>
          </table:table-cell>
          <table:table-cell table:style-name="ce17" office:value-type="float" office:value="0.639578254734946" calcext:value-type="float">
            <text:p>0.639578</text:p>
          </table:table-cell>
          <table:table-cell table:style-name="ce16" table:formula="of:=AVERAGE([.B2:.U2])" office:value-type="float" office:value="0.641109050018012" calcext:value-type="float">
            <text:p>0.641109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float" office:value="0.750189927113848" calcext:value-type="float">
            <text:p>0.750190</text:p>
          </table:table-cell>
          <table:table-cell table:style-name="ce17" office:value-type="float" office:value="0.790187379333339" calcext:value-type="float">
            <text:p>0.790187</text:p>
          </table:table-cell>
          <table:table-cell table:style-name="ce17" office:value-type="float" office:value="0.781550015779822" calcext:value-type="float">
            <text:p>0.781550</text:p>
          </table:table-cell>
          <table:table-cell table:style-name="ce17" office:value-type="float" office:value="0.780047603958739" calcext:value-type="float">
            <text:p>0.780048</text:p>
          </table:table-cell>
          <table:table-cell table:style-name="ce17" office:value-type="float" office:value="0.751317237452231" calcext:value-type="float">
            <text:p>0.751317</text:p>
          </table:table-cell>
          <table:table-cell table:style-name="ce17" office:value-type="float" office:value="0.772160443370623" calcext:value-type="float">
            <text:p>0.772160</text:p>
          </table:table-cell>
          <table:table-cell table:style-name="ce17" office:value-type="float" office:value="0.756950780308722" calcext:value-type="float">
            <text:p>0.756951</text:p>
          </table:table-cell>
          <table:table-cell table:style-name="ce17" office:value-type="float" office:value="0.768780518245756" calcext:value-type="float">
            <text:p>0.768781</text:p>
          </table:table-cell>
          <table:table-cell table:style-name="ce17" office:value-type="float" office:value="0.775916472923331" calcext:value-type="float">
            <text:p>0.775916</text:p>
          </table:table-cell>
          <table:table-cell table:style-name="ce17" office:value-type="float" office:value="0.751317237452231" calcext:value-type="float">
            <text:p>0.751317</text:p>
          </table:table-cell>
          <table:table-cell table:style-name="ce17" office:value-type="float" office:value="0.783195966360807" calcext:value-type="float">
            <text:p>0.783196</text:p>
          </table:table-cell>
          <table:table-cell table:style-name="ce17" office:value-type="float" office:value="0.767343719069973" calcext:value-type="float">
            <text:p>0.767344</text:p>
          </table:table-cell>
          <table:table-cell table:style-name="ce17" office:value-type="float" office:value="0.786215826021476" calcext:value-type="float">
            <text:p>0.786216</text:p>
          </table:table-cell>
          <table:table-cell table:style-name="ce17" office:value-type="float" office:value="0.753755358560802" calcext:value-type="float">
            <text:p>0.753755</text:p>
          </table:table-cell>
          <table:table-cell table:style-name="ce17" office:value-type="float" office:value="0.773193941189639" calcext:value-type="float">
            <text:p>0.773194</text:p>
          </table:table-cell>
          <table:table-cell table:style-name="ce17" office:value-type="float" office:value="0.7463952066108" calcext:value-type="float">
            <text:p>0.746395</text:p>
          </table:table-cell>
          <table:table-cell table:style-name="ce17" office:value-type="float" office:value="0.746961682288135" calcext:value-type="float">
            <text:p>0.746962</text:p>
          </table:table-cell>
          <table:table-cell table:style-name="ce17" office:value-type="float" office:value="0.78244100144564" calcext:value-type="float">
            <text:p>0.782441</text:p>
          </table:table-cell>
          <table:table-cell table:style-name="ce17" office:value-type="float" office:value="0.752433917968299" calcext:value-type="float">
            <text:p>0.752434</text:p>
          </table:table-cell>
          <table:table-cell table:style-name="ce17" office:value-type="float" office:value="0.744508298304802" calcext:value-type="float">
            <text:p>0.744508</text:p>
          </table:table-cell>
          <table:table-cell table:style-name="ce16" table:formula="of:=AVERAGE([.B3:.U3])" office:value-type="float" office:value="0.765743126687951" calcext:value-type="float">
            <text:p>0.765743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float" office:value="0.787934764546855" calcext:value-type="float">
            <text:p>0.787935</text:p>
          </table:table-cell>
          <table:table-cell table:style-name="ce17" office:value-type="float" office:value="0.822862329079046" calcext:value-type="float">
            <text:p>0.822862</text:p>
          </table:table-cell>
          <table:table-cell table:style-name="ce17" office:value-type="float" office:value="0.850466388192312" calcext:value-type="float">
            <text:p>0.850466</text:p>
          </table:table-cell>
          <table:table-cell table:style-name="ce17" office:value-type="float" office:value="0.849151527112579" calcext:value-type="float">
            <text:p>0.849152</text:p>
          </table:table-cell>
          <table:table-cell table:style-name="ce17" office:value-type="float" office:value="0.845584051246362" calcext:value-type="float">
            <text:p>0.845584</text:p>
          </table:table-cell>
          <table:table-cell table:style-name="ce17" office:value-type="float" office:value="0.826993460114454" calcext:value-type="float">
            <text:p>0.826993</text:p>
          </table:table-cell>
          <table:table-cell table:style-name="ce17" office:value-type="float" office:value="0.836006928095812" calcext:value-type="float">
            <text:p>0.836007</text:p>
          </table:table-cell>
          <table:table-cell table:style-name="ce17" office:value-type="float" office:value="0.846146703470412" calcext:value-type="float">
            <text:p>0.846147</text:p>
          </table:table-cell>
          <table:table-cell table:style-name="ce17" office:value-type="float" office:value="0.840325609872571" calcext:value-type="float">
            <text:p>0.840326</text:p>
          </table:table-cell>
          <table:table-cell table:style-name="ce17" office:value-type="float" office:value="0.845584051246362" calcext:value-type="float">
            <text:p>0.845584</text:p>
          </table:table-cell>
          <table:table-cell table:style-name="ce17" office:value-type="float" office:value="0.849437333910818" calcext:value-type="float">
            <text:p>0.849437</text:p>
          </table:table-cell>
          <table:table-cell table:style-name="ce17" office:value-type="float" office:value="0.840567252130483" calcext:value-type="float">
            <text:p>0.840567</text:p>
          </table:table-cell>
          <table:table-cell table:style-name="ce17" office:value-type="float" office:value="0.847172439165317" calcext:value-type="float">
            <text:p>0.847172</text:p>
          </table:table-cell>
          <table:table-cell table:style-name="ce17" office:value-type="float" office:value="0.846983949927485" calcext:value-type="float">
            <text:p>0.846984</text:p>
          </table:table-cell>
          <table:table-cell table:style-name="ce17" office:value-type="float" office:value="0.710537901013793" calcext:value-type="float">
            <text:p>0.710538</text:p>
          </table:table-cell>
          <table:table-cell table:style-name="ce17" office:value-type="float" office:value="0.822638599331979" calcext:value-type="float">
            <text:p>0.822639</text:p>
          </table:table-cell>
          <table:table-cell table:style-name="ce17" office:value-type="float" office:value="0.82697989958515" calcext:value-type="float">
            <text:p>0.826980</text:p>
          </table:table-cell>
          <table:table-cell table:style-name="ce17" office:value-type="float" office:value="0.814523482466811" calcext:value-type="float">
            <text:p>0.814523</text:p>
          </table:table-cell>
          <table:table-cell table:style-name="ce17" office:value-type="float" office:value="0.828866807891149" calcext:value-type="float">
            <text:p>0.828867</text:p>
          </table:table-cell>
          <table:table-cell table:style-name="ce17" office:value-type="float" office:value="0.836415449078982" calcext:value-type="float">
            <text:p>0.836415</text:p>
          </table:table-cell>
          <table:table-cell table:style-name="ce16" table:formula="of:=AVERAGE([.B4:.U4])" office:value-type="float" office:value="0.828758946373937" calcext:value-type="float">
            <text:p>0.828759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838071992140946" calcext:value-type="float">
            <text:p>0.838072</text:p>
          </table:table-cell>
          <table:table-cell table:style-name="ce17" office:value-type="float" office:value="0.86473729460232" calcext:value-type="float">
            <text:p>0.864737</text:p>
          </table:table-cell>
          <table:table-cell table:style-name="ce17" office:value-type="float" office:value="0.870370837458811" calcext:value-type="float">
            <text:p>0.870371</text:p>
          </table:table-cell>
          <table:table-cell table:style-name="ce17" office:value-type="float" office:value="0.866052155682053" calcext:value-type="float">
            <text:p>0.866052</text:p>
          </table:table-cell>
          <table:table-cell table:style-name="ce17" office:value-type="float" office:value="0.866427257164753" calcext:value-type="float">
            <text:p>0.866427</text:p>
          </table:table-cell>
          <table:table-cell table:style-name="ce17" office:value-type="float" office:value="0.833940861105538" calcext:value-type="float">
            <text:p>0.833941</text:p>
          </table:table-cell>
          <table:table-cell table:style-name="ce17" office:value-type="float" office:value="0.838635647310137" calcext:value-type="float">
            <text:p>0.838636</text:p>
          </table:table-cell>
          <table:table-cell table:style-name="ce17" office:value-type="float" office:value="0.865113399030161" calcext:value-type="float">
            <text:p>0.865113</text:p>
          </table:table-cell>
          <table:table-cell table:style-name="ce17" office:value-type="float" office:value="0.851405144844203" calcext:value-type="float">
            <text:p>0.851405</text:p>
          </table:table-cell>
          <table:table-cell table:style-name="ce17" office:value-type="float" office:value="0.866427257164753" calcext:value-type="float">
            <text:p>0.866427</text:p>
          </table:table-cell>
          <table:table-cell table:style-name="ce17" office:value-type="float" office:value="0.839623797977483" calcext:value-type="float">
            <text:p>0.839624</text:p>
          </table:table-cell>
          <table:table-cell table:style-name="ce17" office:value-type="float" office:value="0.850192298825986" calcext:value-type="float">
            <text:p>0.850192</text:p>
          </table:table-cell>
          <table:table-cell table:style-name="ce17" office:value-type="float" office:value="0.874726138659323" calcext:value-type="float">
            <text:p>0.874726</text:p>
          </table:table-cell>
          <table:table-cell table:style-name="ce17" office:value-type="float" office:value="0.849248844672986" calcext:value-type="float">
            <text:p>0.849249</text:p>
          </table:table-cell>
          <table:table-cell table:style-name="ce17" office:value-type="float" office:value="0.84132221704565" calcext:value-type="float">
            <text:p>0.841322</text:p>
          </table:table-cell>
          <table:table-cell table:style-name="ce17" office:value-type="float" office:value="0.856985975098652" calcext:value-type="float">
            <text:p>0.856986</text:p>
          </table:table-cell>
          <table:table-cell table:style-name="ce17" office:value-type="float" office:value="0.860005834759321" calcext:value-type="float">
            <text:p>0.860006</text:p>
          </table:table-cell>
          <table:table-cell table:style-name="ce17" office:value-type="float" office:value="0.862836197218319" calcext:value-type="float">
            <text:p>0.862836</text:p>
          </table:table-cell>
          <table:table-cell table:style-name="ce17" office:value-type="float" office:value="0.86208224026699" calcext:value-type="float">
            <text:p>0.862082</text:p>
          </table:table-cell>
          <table:table-cell table:style-name="ce17" office:value-type="float" office:value="0.863402672895654" calcext:value-type="float">
            <text:p>0.863403</text:p>
          </table:table-cell>
          <table:table-cell table:style-name="ce16" table:formula="of:=AVERAGE([.B5:.U5])" office:value-type="float" office:value="0.856080403196202" calcext:value-type="float">
            <text:p>0.85608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float" office:value="0.873187107414487" calcext:value-type="float">
            <text:p>0.873187</text:p>
          </table:table-cell>
          <table:table-cell table:style-name="ce17" office:value-type="float" office:value="0.86473729460232" calcext:value-type="float">
            <text:p>0.864737</text:p>
          </table:table-cell>
          <table:table-cell table:style-name="ce17" office:value-type="float" office:value="0.870370837458811" calcext:value-type="float">
            <text:p>0.870371</text:p>
          </table:table-cell>
          <table:table-cell table:style-name="ce17" office:value-type="float" office:value="0.833002104453646" calcext:value-type="float">
            <text:p>0.833002</text:p>
          </table:table-cell>
          <table:table-cell table:style-name="ce17" office:value-type="float" office:value="0.869995735976111" calcext:value-type="float">
            <text:p>0.869996</text:p>
          </table:table-cell>
          <table:table-cell table:style-name="ce17" office:value-type="float" office:value="0.870558388200162" calcext:value-type="float">
            <text:p>0.870558</text:p>
          </table:table-cell>
          <table:table-cell table:style-name="ce17" office:value-type="float" office:value="0.865676051254212" calcext:value-type="float">
            <text:p>0.865676</text:p>
          </table:table-cell>
          <table:table-cell table:style-name="ce17" office:value-type="float" office:value="0.861169818736103" calcext:value-type="float">
            <text:p>0.861170</text:p>
          </table:table-cell>
          <table:table-cell table:style-name="ce17" office:value-type="float" office:value="0.868868425637728" calcext:value-type="float">
            <text:p>0.868868</text:p>
          </table:table-cell>
          <table:table-cell table:style-name="ce17" office:value-type="float" office:value="0.869995735976111" calcext:value-type="float">
            <text:p>0.869996</text:p>
          </table:table-cell>
          <table:table-cell table:style-name="ce17" office:value-type="float" office:value="0.870007859930488" calcext:value-type="float">
            <text:p>0.870008</text:p>
          </table:table-cell>
          <table:table-cell table:style-name="ce17" office:value-type="float" office:value="0.865856056878988" calcext:value-type="float">
            <text:p>0.865856</text:p>
          </table:table-cell>
          <table:table-cell table:style-name="ce17" office:value-type="float" office:value="0.88057636077899" calcext:value-type="float">
            <text:p>0.880576</text:p>
          </table:table-cell>
          <table:table-cell table:style-name="ce17" office:value-type="float" office:value="0.868497930100154" calcext:value-type="float">
            <text:p>0.868498</text:p>
          </table:table-cell>
          <table:table-cell table:style-name="ce17" office:value-type="float" office:value="0.848493879757819" calcext:value-type="float">
            <text:p>0.848494</text:p>
          </table:table-cell>
          <table:table-cell table:style-name="ce17" office:value-type="float" office:value="0.86604454611682" calcext:value-type="float">
            <text:p>0.866045</text:p>
          </table:table-cell>
          <table:table-cell table:style-name="ce17" office:value-type="float" office:value="0.86189274306532" calcext:value-type="float">
            <text:p>0.861893</text:p>
          </table:table-cell>
          <table:table-cell table:style-name="ce17" office:value-type="float" office:value="0.867365986709322" calcext:value-type="float">
            <text:p>0.867366</text:p>
          </table:table-cell>
          <table:table-cell table:style-name="ce17" office:value-type="float" office:value="0.867932462386657" calcext:value-type="float">
            <text:p>0.867932</text:p>
          </table:table-cell>
          <table:table-cell table:style-name="ce17" office:value-type="float" office:value="0.858307415691154" calcext:value-type="float">
            <text:p>0.858307</text:p>
          </table:table-cell>
          <table:table-cell table:style-name="ce16" table:formula="of:=AVERAGE([.B6:.U6])" office:value-type="float" office:value="0.86512683705627" calcext:value-type="float">
            <text:p>0.865127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float" office:value="0.851405144844203" calcext:value-type="float">
            <text:p>0.851405</text:p>
          </table:table-cell>
          <table:table-cell table:style-name="ce17" office:value-type="float" office:value="0.866614807906104" calcext:value-type="float">
            <text:p>0.866615</text:p>
          </table:table-cell>
          <table:table-cell table:style-name="ce17" office:value-type="float" office:value="0.872624455190436" calcext:value-type="float">
            <text:p>0.872624</text:p>
          </table:table-cell>
          <table:table-cell table:style-name="ce17" office:value-type="float" office:value="0.863610987209078" calcext:value-type="float">
            <text:p>0.863611</text:p>
          </table:table-cell>
          <table:table-cell table:style-name="ce17" office:value-type="float" office:value="0.87450196849422" calcext:value-type="float">
            <text:p>0.874502</text:p>
          </table:table-cell>
          <table:table-cell table:style-name="ce17" office:value-type="float" office:value="0.865488500512862" calcext:value-type="float">
            <text:p>0.865489</text:p>
          </table:table-cell>
          <table:table-cell table:style-name="ce17" office:value-type="float" office:value="0.870183286717461" calcext:value-type="float">
            <text:p>0.870183</text:p>
          </table:table-cell>
          <table:table-cell table:style-name="ce17" office:value-type="float" office:value="0.872060800021245" calcext:value-type="float">
            <text:p>0.872061</text:p>
          </table:table-cell>
          <table:table-cell table:style-name="ce17" office:value-type="float" office:value="0.859291302487179" calcext:value-type="float">
            <text:p>0.859291</text:p>
          </table:table-cell>
          <table:table-cell table:style-name="ce17" office:value-type="float" office:value="0.851405144844203" calcext:value-type="float">
            <text:p>0.851405</text:p>
          </table:table-cell>
          <table:table-cell table:style-name="ce17" office:value-type="float" office:value="0.867554475947154" calcext:value-type="float">
            <text:p>0.867554</text:p>
          </table:table-cell>
          <table:table-cell table:style-name="ce17" office:value-type="float" office:value="0.864912602725988" calcext:value-type="float">
            <text:p>0.864913</text:p>
          </table:table-cell>
          <table:table-cell table:style-name="ce17" office:value-type="float" office:value="0.87227275467599" calcext:value-type="float">
            <text:p>0.872273</text:p>
          </table:table-cell>
          <table:table-cell table:style-name="ce17" office:value-type="float" office:value="0.846795460689653" calcext:value-type="float">
            <text:p>0.846795</text:p>
          </table:table-cell>
          <table:table-cell table:style-name="ce17" office:value-type="float" office:value="0.872649733151654" calcext:value-type="float">
            <text:p>0.872650</text:p>
          </table:table-cell>
          <table:table-cell table:style-name="ce17" office:value-type="float" office:value="0.868309440862321" calcext:value-type="float">
            <text:p>0.868309</text:p>
          </table:table-cell>
          <table:table-cell table:style-name="ce17" office:value-type="float" office:value="0.868687427301824" calcext:value-type="float">
            <text:p>0.868687</text:p>
          </table:table-cell>
          <table:table-cell table:style-name="ce17" office:value-type="float" office:value="0.868875916539657" calcext:value-type="float">
            <text:p>0.868876</text:p>
          </table:table-cell>
          <table:table-cell table:style-name="ce17" office:value-type="float" office:value="0.868497930100154" calcext:value-type="float">
            <text:p>0.868498</text:p>
          </table:table-cell>
          <table:table-cell table:style-name="ce17" office:value-type="float" office:value="0.867365986709322" calcext:value-type="float">
            <text:p>0.867366</text:p>
          </table:table-cell>
          <table:table-cell table:style-name="ce16" table:formula="of:=AVERAGE([.B7:.U7])" office:value-type="float" office:value="0.865655406346535" calcext:value-type="float">
            <text:p>0.865655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float" office:value="0.861169818736103" calcext:value-type="float">
            <text:p>0.861170</text:p>
          </table:table-cell>
          <table:table-cell table:style-name="ce17" office:value-type="float" office:value="0.86492484534367" calcext:value-type="float">
            <text:p>0.864925</text:p>
          </table:table-cell>
          <table:table-cell table:style-name="ce17" office:value-type="float" office:value="0.867554567503136" calcext:value-type="float">
            <text:p>0.867555</text:p>
          </table:table-cell>
          <table:table-cell table:style-name="ce17" office:value-type="float" office:value="0.862483676870695" calcext:value-type="float">
            <text:p>0.862484</text:p>
          </table:table-cell>
          <table:table-cell table:style-name="ce17" office:value-type="float" office:value="0.87431441775287" calcext:value-type="float">
            <text:p>0.874314</text:p>
          </table:table-cell>
          <table:table-cell table:style-name="ce17" office:value-type="float" office:value="0.863986088691778" calcext:value-type="float">
            <text:p>0.863986</text:p>
          </table:table-cell>
          <table:table-cell table:style-name="ce17" office:value-type="float" office:value="0.869995735976111" calcext:value-type="float">
            <text:p>0.869996</text:p>
          </table:table-cell>
          <table:table-cell table:style-name="ce17" office:value-type="float" office:value="0.870745938941512" calcext:value-type="float">
            <text:p>0.870746</text:p>
          </table:table-cell>
          <table:table-cell table:style-name="ce17" office:value-type="float" office:value="0.862108575387995" calcext:value-type="float">
            <text:p>0.862109</text:p>
          </table:table-cell>
          <table:table-cell table:style-name="ce17" office:value-type="float" office:value="0.861169818736103" calcext:value-type="float">
            <text:p>0.861170</text:p>
          </table:table-cell>
          <table:table-cell table:style-name="ce17" office:value-type="float" office:value="0.862647707980487" calcext:value-type="float">
            <text:p>0.862648</text:p>
          </table:table-cell>
          <table:table-cell table:style-name="ce17" office:value-type="float" office:value="0.866422532556323" calcext:value-type="float">
            <text:p>0.866423</text:p>
          </table:table-cell>
          <table:table-cell table:style-name="ce17" office:value-type="float" office:value="0.871706278998655" calcext:value-type="float">
            <text:p>0.871706</text:p>
          </table:table-cell>
          <table:table-cell table:style-name="ce17" office:value-type="float" office:value="0.861515764589655" calcext:value-type="float">
            <text:p>0.861516</text:p>
          </table:table-cell>
          <table:table-cell table:style-name="ce17" office:value-type="float" office:value="0.869252895015321" calcext:value-type="float">
            <text:p>0.869253</text:p>
          </table:table-cell>
          <table:table-cell table:style-name="ce17" office:value-type="float" office:value="0.870762824845655" calcext:value-type="float">
            <text:p>0.870763</text:p>
          </table:table-cell>
          <table:table-cell table:style-name="ce17" office:value-type="float" office:value="0.86717749747149" calcext:value-type="float">
            <text:p>0.867177</text:p>
          </table:table-cell>
          <table:table-cell table:style-name="ce17" office:value-type="float" office:value="0.866422532556323" calcext:value-type="float">
            <text:p>0.866423</text:p>
          </table:table-cell>
          <table:table-cell table:number-columns-repeated="2" table:style-name="ce17" office:value-type="float" office:value="0.866234043318491" calcext:value-type="float">
            <text:p>0.866234</text:p>
          </table:table-cell>
          <table:table-cell table:style-name="ce16" table:formula="of:=AVERAGE([.B8:.U8])" office:value-type="float" office:value="0.866341480229543" calcext:value-type="float">
            <text:p>0.866341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float" office:value="0.86980718228962" calcext:value-type="float">
            <text:p>0.869807</text:p>
          </table:table-cell>
          <table:table-cell table:style-name="ce17" office:value-type="float" office:value="0.864173639433129" calcext:value-type="float">
            <text:p>0.864174</text:p>
          </table:table-cell>
          <table:table-cell table:style-name="ce17" office:value-type="float" office:value="0.870558388200162" calcext:value-type="float">
            <text:p>0.870558</text:p>
          </table:table-cell>
          <table:table-cell table:style-name="ce17" office:value-type="float" office:value="0.863422433522587" calcext:value-type="float">
            <text:p>0.863422</text:p>
          </table:table-cell>
          <table:table-cell table:style-name="ce17" office:value-type="float" office:value="0.877319241395036" calcext:value-type="float">
            <text:p>0.877319</text:p>
          </table:table-cell>
          <table:table-cell table:style-name="ce17" office:value-type="float" office:value="0.865488500512862" calcext:value-type="float">
            <text:p>0.865489</text:p>
          </table:table-cell>
          <table:table-cell table:style-name="ce17" office:value-type="float" office:value="0.863610987209078" calcext:value-type="float">
            <text:p>0.863611</text:p>
          </table:table-cell>
          <table:table-cell table:style-name="ce17" office:value-type="float" office:value="0.86980718228962" calcext:value-type="float">
            <text:p>0.869807</text:p>
          </table:table-cell>
          <table:table-cell table:style-name="ce17" office:value-type="float" office:value="0.863798537950428" calcext:value-type="float">
            <text:p>0.863799</text:p>
          </table:table-cell>
          <table:table-cell table:style-name="ce17" office:value-type="float" office:value="0.86980718228962" calcext:value-type="float">
            <text:p>0.869807</text:p>
          </table:table-cell>
          <table:table-cell table:style-name="ce17" office:value-type="float" office:value="0.869064405777489" calcext:value-type="float">
            <text:p>0.869064</text:p>
          </table:table-cell>
          <table:table-cell table:style-name="ce17" office:value-type="float" office:value="0.86189274306532" calcext:value-type="float">
            <text:p>0.861893</text:p>
          </table:table-cell>
          <table:table-cell table:style-name="ce17" office:value-type="float" office:value="0.877179522642657" calcext:value-type="float">
            <text:p>0.877180</text:p>
          </table:table-cell>
          <table:table-cell table:style-name="ce17" office:value-type="float" office:value="0.864912602725988" calcext:value-type="float">
            <text:p>0.864913</text:p>
          </table:table-cell>
          <table:table-cell table:style-name="ce17" office:value-type="float" office:value="0.86604454611682" calcext:value-type="float">
            <text:p>0.866045</text:p>
          </table:table-cell>
          <table:table-cell table:style-name="ce17" office:value-type="float" office:value="0.874914627897156" calcext:value-type="float">
            <text:p>0.874915</text:p>
          </table:table-cell>
          <table:table-cell table:style-name="ce17" office:value-type="float" office:value="0.86717749747149" calcext:value-type="float">
            <text:p>0.867177</text:p>
          </table:table-cell>
          <table:table-cell table:style-name="ce17" office:value-type="float" office:value="0.865289581201653" calcext:value-type="float">
            <text:p>0.865290</text:p>
          </table:table-cell>
          <table:table-cell table:style-name="ce17" office:value-type="float" office:value="0.873971173744156" calcext:value-type="float">
            <text:p>0.873971</text:p>
          </table:table-cell>
          <table:table-cell table:style-name="ce17" office:value-type="float" office:value="0.865289581201653" calcext:value-type="float">
            <text:p>0.865290</text:p>
          </table:table-cell>
          <table:table-cell table:style-name="ce16" table:formula="of:=AVERAGE([.B9:.U9])" office:value-type="float" office:value="0.868176477846826" calcext:value-type="float">
            <text:p>0.868176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float" office:value="0.867742118244486" calcext:value-type="float">
            <text:p>0.867742</text:p>
          </table:table-cell>
          <table:table-cell table:style-name="ce17" office:value-type="float" office:value="0.866427257164753" calcext:value-type="float">
            <text:p>0.866427</text:p>
          </table:table-cell>
          <table:table-cell table:style-name="ce17" office:value-type="float" office:value="0.868117219727187" calcext:value-type="float">
            <text:p>0.868117</text:p>
          </table:table-cell>
          <table:table-cell table:style-name="ce17" office:value-type="float" office:value="0.862483676870695" calcext:value-type="float">
            <text:p>0.862484</text:p>
          </table:table-cell>
          <table:table-cell table:style-name="ce17" office:value-type="float" office:value="0.87468951923557" calcext:value-type="float">
            <text:p>0.874690</text:p>
          </table:table-cell>
          <table:table-cell table:style-name="ce17" office:value-type="float" office:value="0.863986088691778" calcext:value-type="float">
            <text:p>0.863986</text:p>
          </table:table-cell>
          <table:table-cell table:style-name="ce17" office:value-type="float" office:value="0.865676051254212" calcext:value-type="float">
            <text:p>0.865676</text:p>
          </table:table-cell>
          <table:table-cell table:style-name="ce17" office:value-type="float" office:value="0.869995735976111" calcext:value-type="float">
            <text:p>0.869996</text:p>
          </table:table-cell>
          <table:table-cell table:style-name="ce17" office:value-type="float" office:value="0.866239706423403" calcext:value-type="float">
            <text:p>0.866240</text:p>
          </table:table-cell>
          <table:table-cell table:style-name="ce17" office:value-type="float" office:value="0.867742118244486" calcext:value-type="float">
            <text:p>0.867742</text:p>
          </table:table-cell>
          <table:table-cell table:style-name="ce17" office:value-type="float" office:value="0.865289581201653" calcext:value-type="float">
            <text:p>0.865290</text:p>
          </table:table-cell>
          <table:table-cell table:style-name="ce17" office:value-type="float" office:value="0.861327275351823" calcext:value-type="float">
            <text:p>0.861327</text:p>
          </table:table-cell>
          <table:table-cell table:style-name="ce17" office:value-type="float" office:value="0.877368011880489" calcext:value-type="float">
            <text:p>0.877368</text:p>
          </table:table-cell>
          <table:table-cell table:style-name="ce17" office:value-type="float" office:value="0.863214183657822" calcext:value-type="float">
            <text:p>0.863214</text:p>
          </table:table-cell>
          <table:table-cell table:style-name="ce17" office:value-type="float" office:value="0.863969148572989" calcext:value-type="float">
            <text:p>0.863969</text:p>
          </table:table-cell>
          <table:table-cell table:style-name="ce17" office:value-type="float" office:value="0.871706278998655" calcext:value-type="float">
            <text:p>0.871706</text:p>
          </table:table-cell>
          <table:table-cell table:style-name="ce17" office:value-type="float" office:value="0.86717749747149" calcext:value-type="float">
            <text:p>0.867177</text:p>
          </table:table-cell>
          <table:table-cell table:style-name="ce17" office:value-type="float" office:value="0.866799511031987" calcext:value-type="float">
            <text:p>0.866800</text:p>
          </table:table-cell>
          <table:table-cell table:style-name="ce17" office:value-type="float" office:value="0.872084265438157" calcext:value-type="float">
            <text:p>0.872084</text:p>
          </table:table-cell>
          <table:table-cell table:style-name="ce17" office:value-type="float" office:value="0.865856056878988" calcext:value-type="float">
            <text:p>0.865856</text:p>
          </table:table-cell>
          <table:table-cell table:style-name="ce16" table:formula="of:=AVERAGE([.B10:.U10])" office:value-type="float" office:value="0.867394565115837" calcext:value-type="float">
            <text:p>0.867395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float" office:value="0.868680874896378" calcext:value-type="float">
            <text:p>0.868681</text:p>
          </table:table-cell>
          <table:table-cell table:style-name="ce17" office:value-type="float" office:value="0.86436219311962" calcext:value-type="float">
            <text:p>0.864362</text:p>
          </table:table-cell>
          <table:table-cell table:style-name="ce17" office:value-type="float" office:value="0.867366013816645" calcext:value-type="float">
            <text:p>0.867366</text:p>
          </table:table-cell>
          <table:table-cell table:style-name="ce17" office:value-type="float" office:value="0.862483676870695" calcext:value-type="float">
            <text:p>0.862484</text:p>
          </table:table-cell>
          <table:table-cell table:style-name="ce17" office:value-type="float" office:value="0.871497144852054" calcext:value-type="float">
            <text:p>0.871497</text:p>
          </table:table-cell>
          <table:table-cell table:style-name="ce17" office:value-type="float" office:value="0.86436219311962" calcext:value-type="float">
            <text:p>0.864362</text:p>
          </table:table-cell>
          <table:table-cell table:style-name="ce17" office:value-type="float" office:value="0.865300949771512" calcext:value-type="float">
            <text:p>0.865301</text:p>
          </table:table-cell>
          <table:table-cell table:style-name="ce17" office:value-type="float" office:value="0.870934492628003" calcext:value-type="float">
            <text:p>0.870934</text:p>
          </table:table-cell>
          <table:table-cell table:style-name="ce17" office:value-type="float" office:value="0.865863601995562" calcext:value-type="float">
            <text:p>0.865864</text:p>
          </table:table-cell>
          <table:table-cell table:style-name="ce17" office:value-type="float" office:value="0.868680874896378" calcext:value-type="float">
            <text:p>0.868681</text:p>
          </table:table-cell>
          <table:table-cell table:style-name="ce17" office:value-type="float" office:value="0.864535624250324" calcext:value-type="float">
            <text:p>0.864536</text:p>
          </table:table-cell>
          <table:table-cell table:style-name="ce17" office:value-type="float" office:value="0.861515764589655" calcext:value-type="float">
            <text:p>0.861516</text:p>
          </table:table-cell>
          <table:table-cell table:style-name="ce17" office:value-type="float" office:value="0.876613046965322" calcext:value-type="float">
            <text:p>0.876613</text:p>
          </table:table-cell>
          <table:table-cell table:style-name="ce17" office:value-type="float" office:value="0.864535624250324" calcext:value-type="float">
            <text:p>0.864536</text:p>
          </table:table-cell>
          <table:table-cell table:style-name="ce17" office:value-type="float" office:value="0.865479078403324" calcext:value-type="float">
            <text:p>0.865479</text:p>
          </table:table-cell>
          <table:table-cell table:style-name="ce17" office:value-type="float" office:value="0.87227275467599" calcext:value-type="float">
            <text:p>0.872273</text:p>
          </table:table-cell>
          <table:table-cell table:number-columns-repeated="2" table:style-name="ce17" office:value-type="float" office:value="0.866799511031987" calcext:value-type="float">
            <text:p>0.866800</text:p>
          </table:table-cell>
          <table:table-cell table:style-name="ce17" office:value-type="float" office:value="0.87132930052299" calcext:value-type="float">
            <text:p>0.871329</text:p>
          </table:table-cell>
          <table:table-cell table:style-name="ce17" office:value-type="float" office:value="0.86604454611682" calcext:value-type="float">
            <text:p>0.866045</text:p>
          </table:table-cell>
          <table:table-cell table:style-name="ce16" table:formula="of:=AVERAGE([.B11:.U11])" office:value-type="float" office:value="0.86727283889026" calcext:value-type="float">
            <text:p>0.867273</text:p>
          </table:table-cell>
        </table:table-row>
        <table:table-row table:style-name="ro1">
          <table:table-cell table:style-name="ce14"/>
          <table:table-cell table:style-name="ce17" table:number-columns-repeated="21"/>
        </table:table-row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table:style-name="ce16" office:value-type="string" calcext:value-type="string">
            <text:p>TRN LOSS AVG</text:p>
          </table:table-cell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7" office:value-type="float" office:value="0.6280521786" calcext:value-type="float">
            <text:p>0.628052</text:p>
          </table:table-cell>
          <table:table-cell table:style-name="ce17" office:value-type="float" office:value="0.6298771248" calcext:value-type="float">
            <text:p>0.629877</text:p>
          </table:table-cell>
          <table:table-cell table:style-name="ce17" office:value-type="float" office:value="0.6415001208" calcext:value-type="float">
            <text:p>0.641500</text:p>
          </table:table-cell>
          <table:table-cell table:style-name="ce17" office:value-type="float" office:value="0.6327275724" calcext:value-type="float">
            <text:p>0.632728</text:p>
          </table:table-cell>
          <table:table-cell table:style-name="ce17" office:value-type="float" office:value="0.6231419964" calcext:value-type="float">
            <text:p>0.623142</text:p>
          </table:table-cell>
          <table:table-cell table:style-name="ce17" office:value-type="float" office:value="0.6295977072" calcext:value-type="float">
            <text:p>0.629598</text:p>
          </table:table-cell>
          <table:table-cell table:style-name="ce17" office:value-type="float" office:value="0.631095696" calcext:value-type="float">
            <text:p>0.631096</text:p>
          </table:table-cell>
          <table:table-cell table:style-name="ce17" office:value-type="float" office:value="0.6381762156" calcext:value-type="float">
            <text:p>0.638176</text:p>
          </table:table-cell>
          <table:table-cell table:style-name="ce17" office:value-type="float" office:value="0.62830152" calcext:value-type="float">
            <text:p>0.628302</text:p>
          </table:table-cell>
          <table:table-cell table:style-name="ce17" office:value-type="float" office:value="0.6240501036" calcext:value-type="float">
            <text:p>0.624050</text:p>
          </table:table-cell>
          <table:table-cell table:style-name="ce17" office:value-type="float" office:value="0.6260978620512" calcext:value-type="float">
            <text:p>0.626098</text:p>
          </table:table-cell>
          <table:table-cell table:style-name="ce17" office:value-type="float" office:value="0.6376511200752" calcext:value-type="float">
            <text:p>0.637651</text:p>
          </table:table-cell>
          <table:table-cell table:style-name="ce17" office:value-type="float" office:value="0.6258201209568" calcext:value-type="float">
            <text:p>0.625820</text:p>
          </table:table-cell>
          <table:table-cell table:style-name="ce17" office:value-type="float" office:value="0.627309121824" calcext:value-type="float">
            <text:p>0.627309</text:p>
          </table:table-cell>
          <table:table-cell table:style-name="ce17" office:value-type="float" office:value="0.6343471583064" calcext:value-type="float">
            <text:p>0.634347</text:p>
          </table:table-cell>
          <table:table-cell table:style-name="ce17" office:value-type="float" office:value="0.62453171088" calcext:value-type="float">
            <text:p>0.624532</text:p>
          </table:table-cell>
          <table:table-cell table:style-name="ce17" office:value-type="float" office:value="0.6203058029784" calcext:value-type="float">
            <text:p>0.620306</text:p>
          </table:table-cell>
          <table:table-cell table:style-name="ce17" office:value-type="float" office:value="0.6242838655284" calcext:value-type="float">
            <text:p>0.624284</text:p>
          </table:table-cell>
          <table:table-cell table:style-name="ce17" office:value-type="float" office:value="0.6289312069656" calcext:value-type="float">
            <text:p>0.628931</text:p>
          </table:table-cell>
          <table:table-cell table:style-name="ce17" office:value-type="float" office:value="0.6194031444216" calcext:value-type="float">
            <text:p>0.619403</text:p>
          </table:table-cell>
          <table:table-cell table:style-name="ce16" table:formula="of:=AVERAGE([.B14:.U14])" office:value-type="float" office:value="0.62876006746938" calcext:value-type="float">
            <text:p>0.62876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float" office:value="0.5023608282" calcext:value-type="float">
            <text:p>0.502361</text:p>
          </table:table-cell>
          <table:table-cell table:style-name="ce17" office:value-type="float" office:value="0.4901275764" calcext:value-type="float">
            <text:p>0.490128</text:p>
          </table:table-cell>
          <table:table-cell table:style-name="ce17" office:value-type="float" office:value="0.4871335392" calcext:value-type="float">
            <text:p>0.487134</text:p>
          </table:table-cell>
          <table:table-cell table:style-name="ce17" office:value-type="float" office:value="0.496169982" calcext:value-type="float">
            <text:p>0.496170</text:p>
          </table:table-cell>
          <table:table-cell table:style-name="ce17" office:value-type="float" office:value="0.461368908" calcext:value-type="float">
            <text:p>0.461369</text:p>
          </table:table-cell>
          <table:table-cell table:style-name="ce17" office:value-type="float" office:value="0.479705688" calcext:value-type="float">
            <text:p>0.479706</text:p>
          </table:table-cell>
          <table:table-cell table:style-name="ce17" office:value-type="float" office:value="0.5010171012" calcext:value-type="float">
            <text:p>0.501017</text:p>
          </table:table-cell>
          <table:table-cell table:style-name="ce17" office:value-type="float" office:value="0.5165141058" calcext:value-type="float">
            <text:p>0.516514</text:p>
          </table:table-cell>
          <table:table-cell table:style-name="ce17" office:value-type="float" office:value="0.4838057532" calcext:value-type="float">
            <text:p>0.483806</text:p>
          </table:table-cell>
          <table:table-cell table:style-name="ce17" office:value-type="float" office:value="0.5151170178" calcext:value-type="float">
            <text:p>0.515117</text:p>
          </table:table-cell>
          <table:table-cell table:style-name="ce17" office:value-type="float" office:value="0.4871868109416" calcext:value-type="float">
            <text:p>0.487187</text:p>
          </table:table-cell>
          <table:table-cell table:style-name="ce17" office:value-type="float" office:value="0.4842107379648" calcext:value-type="float">
            <text:p>0.484211</text:p>
          </table:table-cell>
          <table:table-cell table:style-name="ce17" office:value-type="float" office:value="0.476827453872" calcext:value-type="float">
            <text:p>0.476827</text:p>
          </table:table-cell>
          <table:table-cell table:style-name="ce17" office:value-type="float" office:value="0.4980109985928" calcext:value-type="float">
            <text:p>0.498011</text:p>
          </table:table-cell>
          <table:table-cell table:style-name="ce17" office:value-type="float" office:value="0.5134150211652" calcext:value-type="float">
            <text:p>0.513415</text:p>
          </table:table-cell>
          <table:table-cell table:style-name="ce17" office:value-type="float" office:value="0.4809029186808" calcext:value-type="float">
            <text:p>0.480903</text:p>
          </table:table-cell>
          <table:table-cell table:style-name="ce17" office:value-type="float" office:value="0.5120263156932" calcext:value-type="float">
            <text:p>0.512026</text:p>
          </table:table-cell>
          <table:table-cell table:style-name="ce17" office:value-type="float" office:value="0.4993466632308" calcext:value-type="float">
            <text:p>0.499347</text:p>
          </table:table-cell>
          <table:table-cell table:style-name="ce17" office:value-type="float" office:value="0.493192962108" calcext:value-type="float">
            <text:p>0.493193</text:p>
          </table:table-cell>
          <table:table-cell table:style-name="ce17" office:value-type="float" office:value="0.458600694552" calcext:value-type="float">
            <text:p>0.458601</text:p>
          </table:table-cell>
          <table:table-cell table:style-name="ce16" table:formula="of:=AVERAGE([.B15:.U15])" office:value-type="float" office:value="0.49185205383006" calcext:value-type="float">
            <text:p>0.49185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float" office:value="0.361336437" calcext:value-type="float">
            <text:p>0.361336</text:p>
          </table:table-cell>
          <table:table-cell table:style-name="ce17" office:value-type="float" office:value="0.3524329116" calcext:value-type="float">
            <text:p>0.352433</text:p>
          </table:table-cell>
          <table:table-cell table:style-name="ce17" office:value-type="float" office:value="0.341296956" calcext:value-type="float">
            <text:p>0.341297</text:p>
          </table:table-cell>
          <table:table-cell table:style-name="ce17" office:value-type="float" office:value="0.3482930682" calcext:value-type="float">
            <text:p>0.348293</text:p>
          </table:table-cell>
          <table:table-cell table:style-name="ce17" office:value-type="float" office:value="0.3221636418" calcext:value-type="float">
            <text:p>0.322164</text:p>
          </table:table-cell>
          <table:table-cell table:style-name="ce17" office:value-type="float" office:value="0.3220646814" calcext:value-type="float">
            <text:p>0.322065</text:p>
          </table:table-cell>
          <table:table-cell table:style-name="ce17" office:value-type="float" office:value="0.3544606296" calcext:value-type="float">
            <text:p>0.354461</text:p>
          </table:table-cell>
          <table:table-cell table:style-name="ce17" office:value-type="float" office:value="0.3700042038" calcext:value-type="float">
            <text:p>0.370004</text:p>
          </table:table-cell>
          <table:table-cell table:style-name="ce17" office:value-type="float" office:value="0.3507205086" calcext:value-type="float">
            <text:p>0.350721</text:p>
          </table:table-cell>
          <table:table-cell table:style-name="ce17" office:value-type="float" office:value="0.3671848026" calcext:value-type="float">
            <text:p>0.367185</text:p>
          </table:table-cell>
          <table:table-cell table:style-name="ce17" office:value-type="float" office:value="0.3503183141304" calcext:value-type="float">
            <text:p>0.350318</text:p>
          </table:table-cell>
          <table:table-cell table:style-name="ce17" office:value-type="float" office:value="0.339249174264" calcext:value-type="float">
            <text:p>0.339249</text:p>
          </table:table-cell>
          <table:table-cell table:style-name="ce17" office:value-type="float" office:value="0.3201322933116" calcext:value-type="float">
            <text:p>0.320132</text:p>
          </table:table-cell>
          <table:table-cell table:style-name="ce17" office:value-type="float" office:value="0.3523338658224" calcext:value-type="float">
            <text:p>0.352334</text:p>
          </table:table-cell>
          <table:table-cell table:style-name="ce17" office:value-type="float" office:value="0.3677841785772" calcext:value-type="float">
            <text:p>0.367784</text:p>
          </table:table-cell>
          <table:table-cell table:style-name="ce17" office:value-type="float" office:value="0.3486161855484" calcext:value-type="float">
            <text:p>0.348616</text:p>
          </table:table-cell>
          <table:table-cell table:style-name="ce17" office:value-type="float" office:value="0.3649816937844" calcext:value-type="float">
            <text:p>0.364982</text:p>
          </table:table-cell>
          <table:table-cell table:style-name="ce17" office:value-type="float" office:value="0.359168418378" calcext:value-type="float">
            <text:p>0.359168</text:p>
          </table:table-cell>
          <table:table-cell table:style-name="ce17" office:value-type="float" office:value="0.3462033097908" calcext:value-type="float">
            <text:p>0.346203</text:p>
          </table:table-cell>
          <table:table-cell table:style-name="ce17" office:value-type="float" office:value="0.3202306599492" calcext:value-type="float">
            <text:p>0.320231</text:p>
          </table:table-cell>
          <table:table-cell table:style-name="ce16" table:formula="of:=AVERAGE([.B16:.U16])" office:value-type="float" office:value="0.34794879670782" calcext:value-type="float">
            <text:p>0.347949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267959538" calcext:value-type="float">
            <text:p>0.267960</text:p>
          </table:table-cell>
          <table:table-cell table:style-name="ce17" office:value-type="float" office:value="0.2480762592" calcext:value-type="float">
            <text:p>0.248076</text:p>
          </table:table-cell>
          <table:table-cell table:style-name="ce17" office:value-type="float" office:value="0.2496014136" calcext:value-type="float">
            <text:p>0.249601</text:p>
          </table:table-cell>
          <table:table-cell table:style-name="ce17" office:value-type="float" office:value="0.2642601654" calcext:value-type="float">
            <text:p>0.264260</text:p>
          </table:table-cell>
          <table:table-cell table:style-name="ce17" office:value-type="float" office:value="0.244757205" calcext:value-type="float">
            <text:p>0.244757</text:p>
          </table:table-cell>
          <table:table-cell table:style-name="ce17" office:value-type="float" office:value="0.2563908732" calcext:value-type="float">
            <text:p>0.256391</text:p>
          </table:table-cell>
          <table:table-cell table:style-name="ce17" office:value-type="float" office:value="0.250641468" calcext:value-type="float">
            <text:p>0.250641</text:p>
          </table:table-cell>
          <table:table-cell table:style-name="ce17" office:value-type="float" office:value="0.2687997312" calcext:value-type="float">
            <text:p>0.268800</text:p>
          </table:table-cell>
          <table:table-cell table:style-name="ce17" office:value-type="float" office:value="0.2594159568" calcext:value-type="float">
            <text:p>0.259416</text:p>
          </table:table-cell>
          <table:table-cell table:style-name="ce17" office:value-type="float" office:value="0.2814074802" calcext:value-type="float">
            <text:p>0.281407</text:p>
          </table:table-cell>
          <table:table-cell table:style-name="ce17" office:value-type="float" office:value="0.2465878016448" calcext:value-type="float">
            <text:p>0.246588</text:p>
          </table:table-cell>
          <table:table-cell table:style-name="ce17" office:value-type="float" office:value="0.2481038051184" calcext:value-type="float">
            <text:p>0.248104</text:p>
          </table:table-cell>
          <table:table-cell table:style-name="ce17" office:value-type="float" office:value="0.2548525279608" calcext:value-type="float">
            <text:p>0.254853</text:p>
          </table:table-cell>
          <table:table-cell table:style-name="ce17" office:value-type="float" office:value="0.249137619192" calcext:value-type="float">
            <text:p>0.249138</text:p>
          </table:table-cell>
          <table:table-cell table:style-name="ce17" office:value-type="float" office:value="0.2671869328128" calcext:value-type="float">
            <text:p>0.267187</text:p>
          </table:table-cell>
          <table:table-cell table:style-name="ce17" office:value-type="float" office:value="0.2578594610592" calcext:value-type="float">
            <text:p>0.257859</text:p>
          </table:table-cell>
          <table:table-cell table:style-name="ce17" office:value-type="float" office:value="0.2797190353188" calcext:value-type="float">
            <text:p>0.279719</text:p>
          </table:table-cell>
          <table:table-cell table:style-name="ce17" office:value-type="float" office:value="0.266351780772" calcext:value-type="float">
            <text:p>0.266352</text:p>
          </table:table-cell>
          <table:table-cell table:style-name="ce17" office:value-type="float" office:value="0.2626746044076" calcext:value-type="float">
            <text:p>0.262675</text:p>
          </table:table-cell>
          <table:table-cell table:style-name="ce17" office:value-type="float" office:value="0.24328866177" calcext:value-type="float">
            <text:p>0.243289</text:p>
          </table:table-cell>
          <table:table-cell table:style-name="ce16" table:formula="of:=AVERAGE([.B17:.U17])" office:value-type="float" office:value="0.25835361603282" calcext:value-type="float">
            <text:p>0.258354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float" office:value="0.2012563476" calcext:value-type="float">
            <text:p>0.201256</text:p>
          </table:table-cell>
          <table:table-cell table:style-name="ce17" office:value-type="float" office:value="0.19733868" calcext:value-type="float">
            <text:p>0.197339</text:p>
          </table:table-cell>
          <table:table-cell table:style-name="ce17" office:value-type="float" office:value="0.2045724912" calcext:value-type="float">
            <text:p>0.204572</text:p>
          </table:table-cell>
          <table:table-cell table:style-name="ce17" office:value-type="float" office:value="0.1971029214" calcext:value-type="float">
            <text:p>0.197103</text:p>
          </table:table-cell>
          <table:table-cell table:style-name="ce17" office:value-type="float" office:value="0.2015435268" calcext:value-type="float">
            <text:p>0.201544</text:p>
          </table:table-cell>
          <table:table-cell table:style-name="ce17" office:value-type="float" office:value="0.2009225988" calcext:value-type="float">
            <text:p>0.200923</text:p>
          </table:table-cell>
          <table:table-cell table:style-name="ce17" office:value-type="float" office:value="0.206657451" calcext:value-type="float">
            <text:p>0.206657</text:p>
          </table:table-cell>
          <table:table-cell table:style-name="ce17" office:value-type="float" office:value="0.201117609" calcext:value-type="float">
            <text:p>0.201118</text:p>
          </table:table-cell>
          <table:table-cell table:style-name="ce17" office:value-type="float" office:value="0.2006936316" calcext:value-type="float">
            <text:p>0.200694</text:p>
          </table:table-cell>
          <table:table-cell table:style-name="ce17" office:value-type="float" office:value="0.208117602" calcext:value-type="float">
            <text:p>0.208118</text:p>
          </table:table-cell>
          <table:table-cell table:style-name="ce17" office:value-type="float" office:value="0.19615464792" calcext:value-type="float">
            <text:p>0.196155</text:p>
          </table:table-cell>
          <table:table-cell table:style-name="ce17" office:value-type="float" office:value="0.2033450562528" calcext:value-type="float">
            <text:p>0.203345</text:p>
          </table:table-cell>
          <table:table-cell table:style-name="ce17" office:value-type="float" office:value="0.1997170632072" calcext:value-type="float">
            <text:p>0.199717</text:p>
          </table:table-cell>
          <table:table-cell table:style-name="ce17" office:value-type="float" office:value="0.205417506294" calcext:value-type="float">
            <text:p>0.205418</text:p>
          </table:table-cell>
          <table:table-cell table:style-name="ce17" office:value-type="float" office:value="0.199910903346" calcext:value-type="float">
            <text:p>0.199911</text:p>
          </table:table-cell>
          <table:table-cell table:style-name="ce17" office:value-type="float" office:value="0.1994894698104" calcext:value-type="float">
            <text:p>0.199489</text:p>
          </table:table-cell>
          <table:table-cell table:style-name="ce17" office:value-type="float" office:value="0.206868896388" calcext:value-type="float">
            <text:p>0.206869</text:p>
          </table:table-cell>
          <table:table-cell table:style-name="ce17" office:value-type="float" office:value="0.2000488095144" calcext:value-type="float">
            <text:p>0.200049</text:p>
          </table:table-cell>
          <table:table-cell table:style-name="ce17" office:value-type="float" office:value="0.1959203038716" calcext:value-type="float">
            <text:p>0.195920</text:p>
          </table:table-cell>
          <table:table-cell table:style-name="ce17" office:value-type="float" office:value="0.2003342656392" calcext:value-type="float">
            <text:p>0.200334</text:p>
          </table:table-cell>
          <table:table-cell table:style-name="ce16" table:formula="of:=AVERAGE([.B18:.U18])" office:value-type="float" office:value="0.20132648908218" calcext:value-type="float">
            <text:p>0.201326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float" office:value="0.1726839576" calcext:value-type="float">
            <text:p>0.172684</text:p>
          </table:table-cell>
          <table:table-cell table:style-name="ce17" office:value-type="float" office:value="0.1588586076" calcext:value-type="float">
            <text:p>0.158859</text:p>
          </table:table-cell>
          <table:table-cell table:style-name="ce17" office:value-type="float" office:value="0.1611085014" calcext:value-type="float">
            <text:p>0.161109</text:p>
          </table:table-cell>
          <table:table-cell table:style-name="ce17" office:value-type="float" office:value="0.159714324" calcext:value-type="float">
            <text:p>0.159714</text:p>
          </table:table-cell>
          <table:table-cell table:style-name="ce17" office:value-type="float" office:value="0.1631624148" calcext:value-type="float">
            <text:p>0.163162</text:p>
          </table:table-cell>
          <table:table-cell table:style-name="ce17" office:value-type="float" office:value="0.1568318598" calcext:value-type="float">
            <text:p>0.156832</text:p>
          </table:table-cell>
          <table:table-cell table:style-name="ce17" office:value-type="float" office:value="0.1516063626" calcext:value-type="float">
            <text:p>0.151606</text:p>
          </table:table-cell>
          <table:table-cell table:style-name="ce17" office:value-type="float" office:value="0.162954792" calcext:value-type="float">
            <text:p>0.162955</text:p>
          </table:table-cell>
          <table:table-cell table:style-name="ce17" office:value-type="float" office:value="0.1611434286" calcext:value-type="float">
            <text:p>0.161143</text:p>
          </table:table-cell>
          <table:table-cell table:style-name="ce17" office:value-type="float" office:value="0.1743624036" calcext:value-type="float">
            <text:p>0.174362</text:p>
          </table:table-cell>
          <table:table-cell table:style-name="ce17" office:value-type="float" office:value="0.1579054559544" calcext:value-type="float">
            <text:p>0.157905</text:p>
          </table:table-cell>
          <table:table-cell table:style-name="ce17" office:value-type="float" office:value="0.1601418503916" calcext:value-type="float">
            <text:p>0.160142</text:p>
          </table:table-cell>
          <table:table-cell table:style-name="ce17" office:value-type="float" office:value="0.1558908686412" calcext:value-type="float">
            <text:p>0.155891</text:p>
          </table:table-cell>
          <table:table-cell table:style-name="ce17" office:value-type="float" office:value="0.1506967244244" calcext:value-type="float">
            <text:p>0.150697</text:p>
          </table:table-cell>
          <table:table-cell table:style-name="ce17" office:value-type="float" office:value="0.161977063248" calcext:value-type="float">
            <text:p>0.161977</text:p>
          </table:table-cell>
          <table:table-cell table:style-name="ce17" office:value-type="float" office:value="0.1601765680284" calcext:value-type="float">
            <text:p>0.160177</text:p>
          </table:table-cell>
          <table:table-cell table:style-name="ce17" office:value-type="float" office:value="0.1733162291784" calcext:value-type="float">
            <text:p>0.173316</text:p>
          </table:table-cell>
          <table:table-cell table:style-name="ce17" office:value-type="float" office:value="0.1716478538544" calcext:value-type="float">
            <text:p>0.171648</text:p>
          </table:table-cell>
          <table:table-cell table:style-name="ce17" office:value-type="float" office:value="0.158756038056" calcext:value-type="float">
            <text:p>0.158756</text:p>
          </table:table-cell>
          <table:table-cell table:style-name="ce17" office:value-type="float" office:value="0.1621834403112" calcext:value-type="float">
            <text:p>0.162183</text:p>
          </table:table-cell>
          <table:table-cell table:style-name="ce16" table:formula="of:=AVERAGE([.B19:.U19])" office:value-type="float" office:value="0.1617559372044" calcext:value-type="float">
            <text:p>0.161756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float" office:value="0.1250277336" calcext:value-type="float">
            <text:p>0.125028</text:p>
          </table:table-cell>
          <table:table-cell table:style-name="ce17" office:value-type="float" office:value="0.1100730708" calcext:value-type="float">
            <text:p>0.110073</text:p>
          </table:table-cell>
          <table:table-cell table:style-name="ce17" office:value-type="float" office:value="0.1120610106" calcext:value-type="float">
            <text:p>0.112061</text:p>
          </table:table-cell>
          <table:table-cell table:style-name="ce17" office:value-type="float" office:value="0.1170779148" calcext:value-type="float">
            <text:p>0.117078</text:p>
          </table:table-cell>
          <table:table-cell table:style-name="ce17" office:value-type="float" office:value="0.1275386112" calcext:value-type="float">
            <text:p>0.127539</text:p>
          </table:table-cell>
          <table:table-cell table:style-name="ce17" office:value-type="float" office:value="0.1122453486" calcext:value-type="float">
            <text:p>0.112245</text:p>
          </table:table-cell>
          <table:table-cell table:style-name="ce17" office:value-type="float" office:value="0.1176813792" calcext:value-type="float">
            <text:p>0.117681</text:p>
          </table:table-cell>
          <table:table-cell table:style-name="ce17" office:value-type="float" office:value="0.1319006304" calcext:value-type="float">
            <text:p>0.131901</text:p>
          </table:table-cell>
          <table:table-cell table:style-name="ce17" office:value-type="float" office:value="0.1147077162" calcext:value-type="float">
            <text:p>0.114708</text:p>
          </table:table-cell>
          <table:table-cell table:style-name="ce17" office:value-type="float" office:value="0.13548843" calcext:value-type="float">
            <text:p>0.135488</text:p>
          </table:table-cell>
          <table:table-cell table:style-name="ce17" office:value-type="float" office:value="0.1094126323752" calcext:value-type="float">
            <text:p>0.109413</text:p>
          </table:table-cell>
          <table:table-cell table:style-name="ce17" office:value-type="float" office:value="0.1113886445364" calcext:value-type="float">
            <text:p>0.111389</text:p>
          </table:table-cell>
          <table:table-cell table:style-name="ce17" office:value-type="float" office:value="0.1115718765084" calcext:value-type="float">
            <text:p>0.111572</text:p>
          </table:table-cell>
          <table:table-cell table:style-name="ce17" office:value-type="float" office:value="0.1169752909248" calcext:value-type="float">
            <text:p>0.116975</text:p>
          </table:table-cell>
          <table:table-cell table:style-name="ce17" office:value-type="float" office:value="0.1311092266176" calcext:value-type="float">
            <text:p>0.131109</text:p>
          </table:table-cell>
          <table:table-cell table:style-name="ce17" office:value-type="float" office:value="0.1140194699028" calcext:value-type="float">
            <text:p>0.114019</text:p>
          </table:table-cell>
          <table:table-cell table:style-name="ce17" office:value-type="float" office:value="0.13467549942" calcext:value-type="float">
            <text:p>0.134675</text:p>
          </table:table-cell>
          <table:table-cell table:style-name="ce17" office:value-type="float" office:value="0.1242775671984" calcext:value-type="float">
            <text:p>0.124278</text:p>
          </table:table-cell>
          <table:table-cell table:style-name="ce17" office:value-type="float" office:value="0.1163754473112" calcext:value-type="float">
            <text:p>0.116375</text:p>
          </table:table-cell>
          <table:table-cell table:style-name="ce17" office:value-type="float" office:value="0.1267733795328" calcext:value-type="float">
            <text:p>0.126773</text:p>
          </table:table-cell>
          <table:table-cell table:style-name="ce16" table:formula="of:=AVERAGE([.B20:.U20])" office:value-type="float" office:value="0.12001904398638" calcext:value-type="float">
            <text:p>0.120019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float" office:value="0.0854872326" calcext:value-type="float">
            <text:p>0.085487</text:p>
          </table:table-cell>
          <table:table-cell table:style-name="ce17" office:value-type="float" office:value="0.0774811422" calcext:value-type="float">
            <text:p>0.077481</text:p>
          </table:table-cell>
          <table:table-cell table:style-name="ce17" office:value-type="float" office:value="0.0818712972" calcext:value-type="float">
            <text:p>0.081871</text:p>
          </table:table-cell>
          <table:table-cell table:style-name="ce17" office:value-type="float" office:value="0.088555005" calcext:value-type="float">
            <text:p>0.088555</text:p>
          </table:table-cell>
          <table:table-cell table:style-name="ce17" office:value-type="float" office:value="0.0980445312" calcext:value-type="float">
            <text:p>0.098045</text:p>
          </table:table-cell>
          <table:table-cell table:style-name="ce17" office:value-type="float" office:value="0.0883085742" calcext:value-type="float">
            <text:p>0.088309</text:p>
          </table:table-cell>
          <table:table-cell table:style-name="ce17" office:value-type="float" office:value="0.0903818916" calcext:value-type="float">
            <text:p>0.090382</text:p>
          </table:table-cell>
          <table:table-cell table:style-name="ce17" office:value-type="float" office:value="0.0936378828" calcext:value-type="float">
            <text:p>0.093638</text:p>
          </table:table-cell>
          <table:table-cell table:style-name="ce17" office:value-type="float" office:value="0.0876954078" calcext:value-type="float">
            <text:p>0.087695</text:p>
          </table:table-cell>
          <table:table-cell table:style-name="ce17" office:value-type="float" office:value="0.099891792" calcext:value-type="float">
            <text:p>0.099892</text:p>
          </table:table-cell>
          <table:table-cell table:style-name="ce17" office:value-type="float" office:value="0.0770162553468" calcext:value-type="float">
            <text:p>0.077016</text:p>
          </table:table-cell>
          <table:table-cell table:style-name="ce17" office:value-type="float" office:value="0.0813800694168" calcext:value-type="float">
            <text:p>0.081380</text:p>
          </table:table-cell>
          <table:table-cell table:style-name="ce17" office:value-type="float" office:value="0.0877787227548" calcext:value-type="float">
            <text:p>0.087779</text:p>
          </table:table-cell>
          <table:table-cell table:style-name="ce17" office:value-type="float" office:value="0.0898396002504" calcext:value-type="float">
            <text:p>0.089840</text:p>
          </table:table-cell>
          <table:table-cell table:style-name="ce17" office:value-type="float" office:value="0.0930760555032" calcext:value-type="float">
            <text:p>0.093076</text:p>
          </table:table-cell>
          <table:table-cell table:style-name="ce17" office:value-type="float" office:value="0.0871692353532" calcext:value-type="float">
            <text:p>0.087169</text:p>
          </table:table-cell>
          <table:table-cell table:style-name="ce17" office:value-type="float" office:value="0.099292441248" calcext:value-type="float">
            <text:p>0.099292</text:p>
          </table:table-cell>
          <table:table-cell table:style-name="ce17" office:value-type="float" office:value="0.0849743092044" calcext:value-type="float">
            <text:p>0.084974</text:p>
          </table:table-cell>
          <table:table-cell table:style-name="ce17" office:value-type="float" office:value="0.08802367497" calcext:value-type="float">
            <text:p>0.088024</text:p>
          </table:table-cell>
          <table:table-cell table:style-name="ce17" office:value-type="float" office:value="0.0974562640128" calcext:value-type="float">
            <text:p>0.097456</text:p>
          </table:table-cell>
          <table:table-cell table:style-name="ce16" table:formula="of:=AVERAGE([.B21:.U21])" office:value-type="float" office:value="0.08886806923302" calcext:value-type="float">
            <text:p>0.088868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float" office:value="0.0683234244" calcext:value-type="float">
            <text:p>0.068323</text:p>
          </table:table-cell>
          <table:table-cell table:style-name="ce17" office:value-type="float" office:value="0.065862027" calcext:value-type="float">
            <text:p>0.065862</text:p>
          </table:table-cell>
          <table:table-cell table:style-name="ce17" office:value-type="float" office:value="0.064023498" calcext:value-type="float">
            <text:p>0.064023</text:p>
          </table:table-cell>
          <table:table-cell table:style-name="ce17" office:value-type="float" office:value="0.065920239" calcext:value-type="float">
            <text:p>0.065920</text:p>
          </table:table-cell>
          <table:table-cell table:style-name="ce17" office:value-type="float" office:value="0.0627515658" calcext:value-type="float">
            <text:p>0.062752</text:p>
          </table:table-cell>
          <table:table-cell table:style-name="ce17" office:value-type="float" office:value="0.065406033" calcext:value-type="float">
            <text:p>0.065406</text:p>
          </table:table-cell>
          <table:table-cell table:style-name="ce17" office:value-type="float" office:value="0.0630523278" calcext:value-type="float">
            <text:p>0.063052</text:p>
          </table:table-cell>
          <table:table-cell table:style-name="ce17" office:value-type="float" office:value="0.069898059" calcext:value-type="float">
            <text:p>0.069898</text:p>
          </table:table-cell>
          <table:table-cell table:style-name="ce17" office:value-type="float" office:value="0.0666313956" calcext:value-type="float">
            <text:p>0.066631</text:p>
          </table:table-cell>
          <table:table-cell table:style-name="ce17" office:value-type="float" office:value="0.0685611234" calcext:value-type="float">
            <text:p>0.068561</text:p>
          </table:table-cell>
          <table:table-cell table:style-name="ce17" office:value-type="float" office:value="0.065466854838" calcext:value-type="float">
            <text:p>0.065467</text:p>
          </table:table-cell>
          <table:table-cell table:style-name="ce17" office:value-type="float" office:value="0.063639357012" calcext:value-type="float">
            <text:p>0.063639</text:p>
          </table:table-cell>
          <table:table-cell table:style-name="ce17" office:value-type="float" office:value="0.065013596802" calcext:value-type="float">
            <text:p>0.065014</text:p>
          </table:table-cell>
          <table:table-cell table:style-name="ce17" office:value-type="float" office:value="0.0626740138332" calcext:value-type="float">
            <text:p>0.062674</text:p>
          </table:table-cell>
          <table:table-cell table:style-name="ce17" office:value-type="float" office:value="0.069478670646" calcext:value-type="float">
            <text:p>0.069479</text:p>
          </table:table-cell>
          <table:table-cell table:style-name="ce17" office:value-type="float" office:value="0.0662316072264" calcext:value-type="float">
            <text:p>0.066232</text:p>
          </table:table-cell>
          <table:table-cell table:style-name="ce17" office:value-type="float" office:value="0.0681497566596" calcext:value-type="float">
            <text:p>0.068150</text:p>
          </table:table-cell>
          <table:table-cell table:style-name="ce17" office:value-type="float" office:value="0.0679134838536" calcext:value-type="float">
            <text:p>0.067913</text:p>
          </table:table-cell>
          <table:table-cell table:style-name="ce17" office:value-type="float" office:value="0.065524717566" calcext:value-type="float">
            <text:p>0.065525</text:p>
          </table:table-cell>
          <table:table-cell table:style-name="ce17" office:value-type="float" office:value="0.0623750564052" calcext:value-type="float">
            <text:p>0.062375</text:p>
          </table:table-cell>
          <table:table-cell table:style-name="ce16" table:formula="of:=AVERAGE([.B22:.U22])" office:value-type="float" office:value="0.0658448403921" calcext:value-type="float">
            <text:p>0.065845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float" office:value="0.0560397222" calcext:value-type="float">
            <text:p>0.056040</text:p>
          </table:table-cell>
          <table:table-cell table:style-name="ce17" office:value-type="float" office:value="0.0497479752" calcext:value-type="float">
            <text:p>0.049748</text:p>
          </table:table-cell>
          <table:table-cell table:style-name="ce17" office:value-type="float" office:value="0.0555119334" calcext:value-type="float">
            <text:p>0.055512</text:p>
          </table:table-cell>
          <table:table-cell table:style-name="ce17" office:value-type="float" office:value="0.0578083968" calcext:value-type="float">
            <text:p>0.057808</text:p>
          </table:table-cell>
          <table:table-cell table:style-name="ce17" office:value-type="float" office:value="0.0666905778" calcext:value-type="float">
            <text:p>0.066691</text:p>
          </table:table-cell>
          <table:table-cell table:style-name="ce17" office:value-type="float" office:value="0.0520541406" calcext:value-type="float">
            <text:p>0.052054</text:p>
          </table:table-cell>
          <table:table-cell table:style-name="ce17" office:value-type="float" office:value="0.0509810994" calcext:value-type="float">
            <text:p>0.050981</text:p>
          </table:table-cell>
          <table:table-cell table:style-name="ce17" office:value-type="float" office:value="0.0670185054" calcext:value-type="float">
            <text:p>0.067019</text:p>
          </table:table-cell>
          <table:table-cell table:style-name="ce17" office:value-type="float" office:value="0.0545116572" calcext:value-type="float">
            <text:p>0.054512</text:p>
          </table:table-cell>
          <table:table-cell table:style-name="ce17" office:value-type="float" office:value="0.0722304198" calcext:value-type="float">
            <text:p>0.072230</text:p>
          </table:table-cell>
          <table:table-cell table:style-name="ce17" office:value-type="float" office:value="0.0494494873488" calcext:value-type="float">
            <text:p>0.049449</text:p>
          </table:table-cell>
          <table:table-cell table:style-name="ce17" office:value-type="float" office:value="0.0551788617996" calcext:value-type="float">
            <text:p>0.055179</text:p>
          </table:table-cell>
          <table:table-cell table:style-name="ce17" office:value-type="float" office:value="0.0517418157564" calcext:value-type="float">
            <text:p>0.051742</text:p>
          </table:table-cell>
          <table:table-cell table:style-name="ce17" office:value-type="float" office:value="0.0506752128036" calcext:value-type="float">
            <text:p>0.050675</text:p>
          </table:table-cell>
          <table:table-cell table:style-name="ce17" office:value-type="float" office:value="0.0666163943676" calcext:value-type="float">
            <text:p>0.066616</text:p>
          </table:table-cell>
          <table:table-cell table:style-name="ce17" office:value-type="float" office:value="0.0541845872568" calcext:value-type="float">
            <text:p>0.054185</text:p>
          </table:table-cell>
          <table:table-cell table:style-name="ce17" office:value-type="float" office:value="0.0717970372812" calcext:value-type="float">
            <text:p>0.071797</text:p>
          </table:table-cell>
          <table:table-cell table:style-name="ce17" office:value-type="float" office:value="0.0557034838668" calcext:value-type="float">
            <text:p>0.055703</text:p>
          </table:table-cell>
          <table:table-cell table:style-name="ce17" office:value-type="float" office:value="0.0574615464192" calcext:value-type="float">
            <text:p>0.057462</text:p>
          </table:table-cell>
          <table:table-cell table:style-name="ce17" office:value-type="float" office:value="0.0662904343332" calcext:value-type="float">
            <text:p>0.066290</text:p>
          </table:table-cell>
          <table:table-cell table:style-name="ce16" table:formula="of:=AVERAGE([.B23:.U23])" office:value-type="float" office:value="0.05808466445166" calcext:value-type="float">
            <text:p>0.058085</text:p>
          </table:table-cell>
        </table:table-row>
        <table:table-row table:style-name="ro1">
          <table:table-cell table:style-name="ce14"/>
          <table:table-cell table:style-name="ce17" table:number-columns-repeated="21"/>
        </table:table-row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table:style-name="ce16" office:value-type="string" calcext:value-type="string">
            <text:p>VAL LOSS AVG</text:p>
          </table:table-cell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7" office:value-type="float" office:value="0.618672285" calcext:value-type="float">
            <text:p>0.618672</text:p>
          </table:table-cell>
          <table:table-cell table:style-name="ce17" office:value-type="float" office:value="0.6022768752" calcext:value-type="float">
            <text:p>0.602277</text:p>
          </table:table-cell>
          <table:table-cell table:style-name="ce17" office:value-type="float" office:value="0.6186557916" calcext:value-type="float">
            <text:p>0.618656</text:p>
          </table:table-cell>
          <table:table-cell table:style-name="ce17" office:value-type="float" office:value="0.6124368096" calcext:value-type="float">
            <text:p>0.612437</text:p>
          </table:table-cell>
          <table:table-cell table:style-name="ce17" office:value-type="float" office:value="0.6012397314" calcext:value-type="float">
            <text:p>0.601240</text:p>
          </table:table-cell>
          <table:table-cell table:style-name="ce17" office:value-type="float" office:value="0.6156569034" calcext:value-type="float">
            <text:p>0.615657</text:p>
          </table:table-cell>
          <table:table-cell table:style-name="ce17" office:value-type="float" office:value="0.6069542094" calcext:value-type="float">
            <text:p>0.606954</text:p>
          </table:table-cell>
          <table:table-cell table:style-name="ce17" office:value-type="float" office:value="0.6165456066" calcext:value-type="float">
            <text:p>0.616546</text:p>
          </table:table-cell>
          <table:table-cell table:style-name="ce17" office:value-type="float" office:value="0.6154531614" calcext:value-type="float">
            <text:p>0.615453</text:p>
          </table:table-cell>
          <table:table-cell table:style-name="ce17" office:value-type="float" office:value="0.618410331" calcext:value-type="float">
            <text:p>0.618410</text:p>
          </table:table-cell>
          <table:table-cell table:style-name="ce17" office:value-type="float" office:value="0.6142222550772" calcext:value-type="float">
            <text:p>0.614222</text:p>
          </table:table-cell>
          <table:table-cell table:style-name="ce17" office:value-type="float" office:value="0.617173510338" calcext:value-type="float">
            <text:p>0.617174</text:p>
          </table:table-cell>
          <table:table-cell table:style-name="ce17" office:value-type="float" office:value="0.6010723214496" calcext:value-type="float">
            <text:p>0.601072</text:p>
          </table:table-cell>
          <table:table-cell table:style-name="ce17" office:value-type="float" office:value="0.6174184800168" calcext:value-type="float">
            <text:p>0.617418</text:p>
          </table:table-cell>
          <table:table-cell table:style-name="ce17" office:value-type="float" office:value="0.6144255895932" calcext:value-type="float">
            <text:p>0.614426</text:p>
          </table:table-cell>
          <table:table-cell table:style-name="ce17" office:value-type="float" office:value="0.6057403009812" calcext:value-type="float">
            <text:p>0.605740</text:p>
          </table:table-cell>
          <table:table-cell table:style-name="ce17" office:value-type="float" office:value="0.6153125153868" calcext:value-type="float">
            <text:p>0.615313</text:p>
          </table:table-cell>
          <table:table-cell table:style-name="ce17" office:value-type="float" office:value="0.61743494043" calcext:value-type="float">
            <text:p>0.617435</text:p>
          </table:table-cell>
          <table:table-cell table:style-name="ce17" office:value-type="float" office:value="0.6112119359808" calcext:value-type="float">
            <text:p>0.611212</text:p>
          </table:table-cell>
          <table:table-cell table:style-name="ce17" office:value-type="float" office:value="0.6000372519372" calcext:value-type="float">
            <text:p>0.600037</text:p>
          </table:table-cell>
          <table:table-cell table:style-name="ce16" table:formula="of:=AVERAGE([.B26:.U26])" office:value-type="float" office:value="0.61201754028954" calcext:value-type="float">
            <text:p>0.612018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float" office:value="0.5079811968" calcext:value-type="float">
            <text:p>0.507981</text:p>
          </table:table-cell>
          <table:table-cell table:style-name="ce17" office:value-type="float" office:value="0.4686463782" calcext:value-type="float">
            <text:p>0.468646</text:p>
          </table:table-cell>
          <table:table-cell table:style-name="ce17" office:value-type="float" office:value="0.4351909716" calcext:value-type="float">
            <text:p>0.435191</text:p>
          </table:table-cell>
          <table:table-cell table:style-name="ce17" office:value-type="float" office:value="0.4609012716" calcext:value-type="float">
            <text:p>0.460901</text:p>
          </table:table-cell>
          <table:table-cell table:style-name="ce17" office:value-type="float" office:value="0.4539206826" calcext:value-type="float">
            <text:p>0.453921</text:p>
          </table:table-cell>
          <table:table-cell table:style-name="ce17" office:value-type="float" office:value="0.45342297" calcext:value-type="float">
            <text:p>0.453423</text:p>
          </table:table-cell>
          <table:table-cell table:style-name="ce17" office:value-type="float" office:value="0.4636556694" calcext:value-type="float">
            <text:p>0.463656</text:p>
          </table:table-cell>
          <table:table-cell table:style-name="ce17" office:value-type="float" office:value="0.4727862216" calcext:value-type="float">
            <text:p>0.472786</text:p>
          </table:table-cell>
          <table:table-cell table:style-name="ce17" office:value-type="float" office:value="0.5360995332" calcext:value-type="float">
            <text:p>0.536100</text:p>
          </table:table-cell>
          <table:table-cell table:style-name="ce17" office:value-type="float" office:value="0.4995482184" calcext:value-type="float">
            <text:p>0.499548</text:p>
          </table:table-cell>
          <table:table-cell table:style-name="ce17" office:value-type="float" office:value="0.5350273341336" calcext:value-type="float">
            <text:p>0.535027</text:p>
          </table:table-cell>
          <table:table-cell table:style-name="ce17" office:value-type="float" office:value="0.4985491219632" calcext:value-type="float">
            <text:p>0.498549</text:p>
          </table:table-cell>
          <table:table-cell table:style-name="ce17" office:value-type="float" office:value="0.4677090854436" calcext:value-type="float">
            <text:p>0.467709</text:p>
          </table:table-cell>
          <table:table-cell table:style-name="ce17" office:value-type="float" office:value="0.4343205896568" calcext:value-type="float">
            <text:p>0.434321</text:p>
          </table:table-cell>
          <table:table-cell table:style-name="ce17" office:value-type="float" office:value="0.45251612406" calcext:value-type="float">
            <text:p>0.452516</text:p>
          </table:table-cell>
          <table:table-cell table:style-name="ce17" office:value-type="float" office:value="0.4627283580612" calcext:value-type="float">
            <text:p>0.462728</text:p>
          </table:table-cell>
          <table:table-cell table:style-name="ce17" office:value-type="float" office:value="0.4718406491568" calcext:value-type="float">
            <text:p>0.471841</text:p>
          </table:table-cell>
          <table:table-cell table:style-name="ce17" office:value-type="float" office:value="0.5069652344064" calcext:value-type="float">
            <text:p>0.506965</text:p>
          </table:table-cell>
          <table:table-cell table:style-name="ce17" office:value-type="float" office:value="0.4599794690568" calcext:value-type="float">
            <text:p>0.459979</text:p>
          </table:table-cell>
          <table:table-cell table:style-name="ce17" office:value-type="float" office:value="0.4530128412348" calcext:value-type="float">
            <text:p>0.453013</text:p>
          </table:table-cell>
          <table:table-cell table:style-name="ce16" table:formula="of:=AVERAGE([.B27:.U27])" office:value-type="float" office:value="0.47474009602866" calcext:value-type="float">
            <text:p>0.47474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float" office:value="0.3711461292" calcext:value-type="float">
            <text:p>0.371146</text:p>
          </table:table-cell>
          <table:table-cell table:style-name="ce17" office:value-type="float" office:value="0.3516354072" calcext:value-type="float">
            <text:p>0.351635</text:p>
          </table:table-cell>
          <table:table-cell table:style-name="ce17" office:value-type="float" office:value="0.3451011102" calcext:value-type="float">
            <text:p>0.345101</text:p>
          </table:table-cell>
          <table:table-cell table:style-name="ce17" office:value-type="float" office:value="0.4480800786" calcext:value-type="float">
            <text:p>0.448080</text:p>
          </table:table-cell>
          <table:table-cell table:style-name="ce17" office:value-type="float" office:value="0.3372589836" calcext:value-type="float">
            <text:p>0.337259</text:p>
          </table:table-cell>
          <table:table-cell table:style-name="ce17" office:value-type="float" office:value="0.3350595402" calcext:value-type="float">
            <text:p>0.335060</text:p>
          </table:table-cell>
          <table:table-cell table:style-name="ce17" office:value-type="float" office:value="0.3598297164" calcext:value-type="float">
            <text:p>0.359830</text:p>
          </table:table-cell>
          <table:table-cell table:style-name="ce17" office:value-type="float" office:value="0.3754072476" calcext:value-type="float">
            <text:p>0.375407</text:p>
          </table:table-cell>
          <table:table-cell table:style-name="ce17" office:value-type="float" office:value="0.3792987198" calcext:value-type="float">
            <text:p>0.379299</text:p>
          </table:table-cell>
          <table:table-cell table:style-name="ce17" office:value-type="float" office:value="0.3653278398" calcext:value-type="float">
            <text:p>0.365328</text:p>
          </table:table-cell>
          <table:table-cell table:style-name="ce17" office:value-type="float" office:value="0.3785401223604" calcext:value-type="float">
            <text:p>0.378540</text:p>
          </table:table-cell>
          <table:table-cell table:style-name="ce17" office:value-type="float" office:value="0.3645971841204" calcext:value-type="float">
            <text:p>0.364597</text:p>
          </table:table-cell>
          <table:table-cell table:style-name="ce17" office:value-type="float" office:value="0.3509321363856" calcext:value-type="float">
            <text:p>0.350932</text:p>
          </table:table-cell>
          <table:table-cell table:style-name="ce17" office:value-type="float" office:value="0.3444109079796" calcext:value-type="float">
            <text:p>0.344411</text:p>
          </table:table-cell>
          <table:table-cell table:style-name="ce17" office:value-type="float" office:value="0.3343894211196" calcext:value-type="float">
            <text:p>0.334389</text:p>
          </table:table-cell>
          <table:table-cell table:style-name="ce17" office:value-type="float" office:value="0.3591100569672" calcext:value-type="float">
            <text:p>0.359110</text:p>
          </table:table-cell>
          <table:table-cell table:style-name="ce17" office:value-type="float" office:value="0.3746564331048" calcext:value-type="float">
            <text:p>0.374656</text:p>
          </table:table-cell>
          <table:table-cell table:style-name="ce17" office:value-type="float" office:value="0.3704038369416" calcext:value-type="float">
            <text:p>0.370404</text:p>
          </table:table-cell>
          <table:table-cell table:style-name="ce17" office:value-type="float" office:value="0.4471839184428" calcext:value-type="float">
            <text:p>0.447184</text:p>
          </table:table-cell>
          <table:table-cell table:style-name="ce17" office:value-type="float" office:value="0.3365844656328" calcext:value-type="float">
            <text:p>0.336584</text:p>
          </table:table-cell>
          <table:table-cell table:style-name="ce16" table:formula="of:=AVERAGE([.B28:.U28])" office:value-type="float" office:value="0.36644766278274" calcext:value-type="float">
            <text:p>0.366448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3467902284" calcext:value-type="float">
            <text:p>0.346790</text:p>
          </table:table-cell>
          <table:table-cell table:style-name="ce17" office:value-type="float" office:value="0.3374801892" calcext:value-type="float">
            <text:p>0.337480</text:p>
          </table:table-cell>
          <table:table-cell table:style-name="ce17" office:value-type="float" office:value="0.3813846498" calcext:value-type="float">
            <text:p>0.381385</text:p>
          </table:table-cell>
          <table:table-cell table:style-name="ce17" office:value-type="float" office:value="0.3224352978" calcext:value-type="float">
            <text:p>0.322435</text:p>
          </table:table-cell>
          <table:table-cell table:style-name="ce17" office:value-type="float" office:value="0.330391908" calcext:value-type="float">
            <text:p>0.330392</text:p>
          </table:table-cell>
          <table:table-cell table:style-name="ce17" office:value-type="float" office:value="0.3310021638" calcext:value-type="float">
            <text:p>0.331002</text:p>
          </table:table-cell>
          <table:table-cell table:style-name="ce17" office:value-type="float" office:value="0.336150045" calcext:value-type="float">
            <text:p>0.336150</text:p>
          </table:table-cell>
          <table:table-cell table:style-name="ce17" office:value-type="float" office:value="0.36266076" calcext:value-type="float">
            <text:p>0.362661</text:p>
          </table:table-cell>
          <table:table-cell table:style-name="ce17" office:value-type="float" office:value="0.3261734784" calcext:value-type="float">
            <text:p>0.326173</text:p>
          </table:table-cell>
          <table:table-cell table:style-name="ce17" office:value-type="float" office:value="0.3205521396" calcext:value-type="float">
            <text:p>0.320552</text:p>
          </table:table-cell>
          <table:table-cell table:style-name="ce17" office:value-type="float" office:value="0.3255211314432" calcext:value-type="float">
            <text:p>0.325521</text:p>
          </table:table-cell>
          <table:table-cell table:style-name="ce17" office:value-type="float" office:value="0.3199110353208" calcext:value-type="float">
            <text:p>0.319911</text:p>
          </table:table-cell>
          <table:table-cell table:style-name="ce17" office:value-type="float" office:value="0.3368052288216" calcext:value-type="float">
            <text:p>0.336805</text:p>
          </table:table-cell>
          <table:table-cell table:style-name="ce17" office:value-type="float" office:value="0.3806218805004" calcext:value-type="float">
            <text:p>0.380622</text:p>
          </table:table-cell>
          <table:table-cell table:style-name="ce17" office:value-type="float" office:value="0.3303401594724" calcext:value-type="float">
            <text:p>0.330340</text:p>
          </table:table-cell>
          <table:table-cell table:style-name="ce17" office:value-type="float" office:value="0.33547774491" calcext:value-type="float">
            <text:p>0.335478</text:p>
          </table:table-cell>
          <table:table-cell table:style-name="ce17" office:value-type="float" office:value="0.36193543848" calcext:value-type="float">
            <text:p>0.361935</text:p>
          </table:table-cell>
          <table:table-cell table:style-name="ce17" office:value-type="float" office:value="0.3460966479432" calcext:value-type="float">
            <text:p>0.346097</text:p>
          </table:table-cell>
          <table:table-cell table:style-name="ce17" office:value-type="float" office:value="0.3217904272044" calcext:value-type="float">
            <text:p>0.321790</text:p>
          </table:table-cell>
          <table:table-cell table:style-name="ce17" office:value-type="float" office:value="0.329731124184" calcext:value-type="float">
            <text:p>0.329731</text:p>
          </table:table-cell>
          <table:table-cell table:style-name="ce16" table:formula="of:=AVERAGE([.B29:.U29])" office:value-type="float" office:value="0.339162583914" calcext:value-type="float">
            <text:p>0.339163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float" office:value="0.342194391" calcext:value-type="float">
            <text:p>0.342194</text:p>
          </table:table-cell>
          <table:table-cell table:style-name="ce17" office:value-type="float" office:value="0.3485404692" calcext:value-type="float">
            <text:p>0.348540</text:p>
          </table:table-cell>
          <table:table-cell table:style-name="ce17" office:value-type="float" office:value="0.3397465764" calcext:value-type="float">
            <text:p>0.339747</text:p>
          </table:table-cell>
          <table:table-cell table:style-name="ce17" office:value-type="float" office:value="0.420479829" calcext:value-type="float">
            <text:p>0.420480</text:p>
          </table:table-cell>
          <table:table-cell table:style-name="ce17" office:value-type="float" office:value="0.4121690958" calcext:value-type="float">
            <text:p>0.412169</text:p>
          </table:table-cell>
          <table:table-cell table:style-name="ce17" office:value-type="float" office:value="0.352323279" calcext:value-type="float">
            <text:p>0.352323</text:p>
          </table:table-cell>
          <table:table-cell table:style-name="ce17" office:value-type="float" office:value="0.4025398608" calcext:value-type="float">
            <text:p>0.402540</text:p>
          </table:table-cell>
          <table:table-cell table:style-name="ce17" office:value-type="float" office:value="0.3277558746" calcext:value-type="float">
            <text:p>0.327756</text:p>
          </table:table-cell>
          <table:table-cell table:style-name="ce17" office:value-type="float" office:value="0.3500568918" calcext:value-type="float">
            <text:p>0.350057</text:p>
          </table:table-cell>
          <table:table-cell table:style-name="ce17" office:value-type="float" office:value="0.3467291058" calcext:value-type="float">
            <text:p>0.346729</text:p>
          </table:table-cell>
          <table:table-cell table:style-name="ce17" office:value-type="float" office:value="0.3493567780164" calcext:value-type="float">
            <text:p>0.349357</text:p>
          </table:table-cell>
          <table:table-cell table:style-name="ce17" office:value-type="float" office:value="0.3460356475884" calcext:value-type="float">
            <text:p>0.346036</text:p>
          </table:table-cell>
          <table:table-cell table:style-name="ce17" office:value-type="float" office:value="0.3478433882616" calcext:value-type="float">
            <text:p>0.347843</text:p>
          </table:table-cell>
          <table:table-cell table:style-name="ce17" office:value-type="float" office:value="0.3390670832472" calcext:value-type="float">
            <text:p>0.339067</text:p>
          </table:table-cell>
          <table:table-cell table:style-name="ce17" office:value-type="float" office:value="0.351618632442" calcext:value-type="float">
            <text:p>0.351619</text:p>
          </table:table-cell>
          <table:table-cell table:style-name="ce17" office:value-type="float" office:value="0.4017347810784" calcext:value-type="float">
            <text:p>0.401735</text:p>
          </table:table-cell>
          <table:table-cell table:style-name="ce17" office:value-type="float" office:value="0.3271003628508" calcext:value-type="float">
            <text:p>0.327100</text:p>
          </table:table-cell>
          <table:table-cell table:style-name="ce17" office:value-type="float" office:value="0.341510002218" calcext:value-type="float">
            <text:p>0.341510</text:p>
          </table:table-cell>
          <table:table-cell table:style-name="ce17" office:value-type="float" office:value="0.419638869342" calcext:value-type="float">
            <text:p>0.419639</text:p>
          </table:table-cell>
          <table:table-cell table:style-name="ce17" office:value-type="float" office:value="0.4113447576084" calcext:value-type="float">
            <text:p>0.411345</text:p>
          </table:table-cell>
          <table:table-cell table:style-name="ce16" table:formula="of:=AVERAGE([.B30:.U30])" office:value-type="float" office:value="0.36388928380266" calcext:value-type="float">
            <text:p>0.363889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float" office:value="0.3591932652" calcext:value-type="float">
            <text:p>0.359193</text:p>
          </table:table-cell>
          <table:table-cell table:style-name="ce17" office:value-type="float" office:value="0.3666376098" calcext:value-type="float">
            <text:p>0.366638</text:p>
          </table:table-cell>
          <table:table-cell table:style-name="ce17" office:value-type="float" office:value="0.3879596952" calcext:value-type="float">
            <text:p>0.387960</text:p>
          </table:table-cell>
          <table:table-cell table:style-name="ce17" office:value-type="float" office:value="0.3961879614" calcext:value-type="float">
            <text:p>0.396188</text:p>
          </table:table-cell>
          <table:table-cell table:style-name="ce17" office:value-type="float" office:value="0.3632360886" calcext:value-type="float">
            <text:p>0.363236</text:p>
          </table:table-cell>
          <table:table-cell table:style-name="ce17" office:value-type="float" office:value="0.3771768924" calcext:value-type="float">
            <text:p>0.377177</text:p>
          </table:table-cell>
          <table:table-cell table:style-name="ce17" office:value-type="float" office:value="0.406630224" calcext:value-type="float">
            <text:p>0.406630</text:p>
          </table:table-cell>
          <table:table-cell table:style-name="ce17" office:value-type="float" office:value="0.371227626" calcext:value-type="float">
            <text:p>0.371228</text:p>
          </table:table-cell>
          <table:table-cell table:style-name="ce17" office:value-type="float" office:value="0.350591472" calcext:value-type="float">
            <text:p>0.350591</text:p>
          </table:table-cell>
          <table:table-cell table:style-name="ce17" office:value-type="float" office:value="0.3490178076" calcext:value-type="float">
            <text:p>0.349018</text:p>
          </table:table-cell>
          <table:table-cell table:style-name="ce17" office:value-type="float" office:value="0.349890289056" calcext:value-type="float">
            <text:p>0.349890</text:p>
          </table:table-cell>
          <table:table-cell table:style-name="ce17" office:value-type="float" office:value="0.3483197719848" calcext:value-type="float">
            <text:p>0.348320</text:p>
          </table:table-cell>
          <table:table-cell table:style-name="ce17" office:value-type="float" office:value="0.3659043345804" calcext:value-type="float">
            <text:p>0.365904</text:p>
          </table:table-cell>
          <table:table-cell table:style-name="ce17" office:value-type="float" office:value="0.3871837758096" calcext:value-type="float">
            <text:p>0.387184</text:p>
          </table:table-cell>
          <table:table-cell table:style-name="ce17" office:value-type="float" office:value="0.3764225386152" calcext:value-type="float">
            <text:p>0.376423</text:p>
          </table:table-cell>
          <table:table-cell table:style-name="ce17" office:value-type="float" office:value="0.405816963552" calcext:value-type="float">
            <text:p>0.405817</text:p>
          </table:table-cell>
          <table:table-cell table:style-name="ce17" office:value-type="float" office:value="0.370485170748" calcext:value-type="float">
            <text:p>0.370485</text:p>
          </table:table-cell>
          <table:table-cell table:style-name="ce17" office:value-type="float" office:value="0.3584748786696" calcext:value-type="float">
            <text:p>0.358475</text:p>
          </table:table-cell>
          <table:table-cell table:style-name="ce17" office:value-type="float" office:value="0.3953955854772" calcext:value-type="float">
            <text:p>0.395396</text:p>
          </table:table-cell>
          <table:table-cell table:style-name="ce17" office:value-type="float" office:value="0.3625096164228" calcext:value-type="float">
            <text:p>0.362510</text:p>
          </table:table-cell>
          <table:table-cell table:style-name="ce16" table:formula="of:=AVERAGE([.B31:.U31])" office:value-type="float" office:value="0.37241307835578" calcext:value-type="float">
            <text:p>0.372413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float" office:value="0.3671993556" calcext:value-type="float">
            <text:p>0.367199</text:p>
          </table:table-cell>
          <table:table-cell table:style-name="ce17" office:value-type="float" office:value="0.4709855304" calcext:value-type="float">
            <text:p>0.470986</text:p>
          </table:table-cell>
          <table:table-cell table:style-name="ce17" office:value-type="float" office:value="0.4377241638" calcext:value-type="float">
            <text:p>0.437724</text:p>
          </table:table-cell>
          <table:table-cell table:style-name="ce17" office:value-type="float" office:value="0.436425066" calcext:value-type="float">
            <text:p>0.436425</text:p>
          </table:table-cell>
          <table:table-cell table:style-name="ce17" office:value-type="float" office:value="0.4168182942" calcext:value-type="float">
            <text:p>0.416818</text:p>
          </table:table-cell>
          <table:table-cell table:style-name="ce17" office:value-type="float" office:value="0.4354422534" calcext:value-type="float">
            <text:p>0.435442</text:p>
          </table:table-cell>
          <table:table-cell table:style-name="ce17" office:value-type="float" office:value="0.423506853" calcext:value-type="float">
            <text:p>0.423507</text:p>
          </table:table-cell>
          <table:table-cell table:style-name="ce17" office:value-type="float" office:value="0.3772642104" calcext:value-type="float">
            <text:p>0.377264</text:p>
          </table:table-cell>
          <table:table-cell table:style-name="ce17" office:value-type="float" office:value="0.419538735" calcext:value-type="float">
            <text:p>0.419539</text:p>
          </table:table-cell>
          <table:table-cell table:style-name="ce17" office:value-type="float" office:value="0.3745175742" calcext:value-type="float">
            <text:p>0.374518</text:p>
          </table:table-cell>
          <table:table-cell table:style-name="ce17" office:value-type="float" office:value="0.41869965753" calcext:value-type="float">
            <text:p>0.418700</text:p>
          </table:table-cell>
          <table:table-cell table:style-name="ce17" office:value-type="float" office:value="0.3737685390516" calcext:value-type="float">
            <text:p>0.373769</text:p>
          </table:table-cell>
          <table:table-cell table:style-name="ce17" office:value-type="float" office:value="0.4700435593392" calcext:value-type="float">
            <text:p>0.470044</text:p>
          </table:table-cell>
          <table:table-cell table:style-name="ce17" office:value-type="float" office:value="0.4368487154724" calcext:value-type="float">
            <text:p>0.436849</text:p>
          </table:table-cell>
          <table:table-cell table:style-name="ce17" office:value-type="float" office:value="0.4345713688932" calcext:value-type="float">
            <text:p>0.434571</text:p>
          </table:table-cell>
          <table:table-cell table:style-name="ce17" office:value-type="float" office:value="0.422659839294" calcext:value-type="float">
            <text:p>0.422660</text:p>
          </table:table-cell>
          <table:table-cell table:style-name="ce17" office:value-type="float" office:value="0.3765096819792" calcext:value-type="float">
            <text:p>0.376510</text:p>
          </table:table-cell>
          <table:table-cell table:style-name="ce17" office:value-type="float" office:value="0.3664649568888" calcext:value-type="float">
            <text:p>0.366465</text:p>
          </table:table-cell>
          <table:table-cell table:style-name="ce17" office:value-type="float" office:value="0.435552215868" calcext:value-type="float">
            <text:p>0.435552</text:p>
          </table:table-cell>
          <table:table-cell table:style-name="ce17" office:value-type="float" office:value="0.4159846576116" calcext:value-type="float">
            <text:p>0.415985</text:p>
          </table:table-cell>
          <table:table-cell table:style-name="ce16" table:formula="of:=AVERAGE([.B32:.U32])" office:value-type="float" office:value="0.4155262613964" calcext:value-type="float">
            <text:p>0.415526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float" office:value="0.444686319" calcext:value-type="float">
            <text:p>0.444686</text:p>
          </table:table-cell>
          <table:table-cell table:style-name="ce17" office:value-type="float" office:value="0.495063954" calcext:value-type="float">
            <text:p>0.495064</text:p>
          </table:table-cell>
          <table:table-cell table:style-name="ce17" office:value-type="float" office:value="0.469547694" calcext:value-type="float">
            <text:p>0.469548</text:p>
          </table:table-cell>
          <table:table-cell table:style-name="ce17" office:value-type="float" office:value="0.5010423264" calcext:value-type="float">
            <text:p>0.501042</text:p>
          </table:table-cell>
          <table:table-cell table:style-name="ce17" office:value-type="float" office:value="0.4479258168" calcext:value-type="float">
            <text:p>0.447926</text:p>
          </table:table-cell>
          <table:table-cell table:style-name="ce17" office:value-type="float" office:value="0.4980531402" calcext:value-type="float">
            <text:p>0.498053</text:p>
          </table:table-cell>
          <table:table-cell table:style-name="ce17" office:value-type="float" office:value="0.4585475664" calcext:value-type="float">
            <text:p>0.458548</text:p>
          </table:table-cell>
          <table:table-cell table:style-name="ce17" office:value-type="float" office:value="0.4651924662" calcext:value-type="float">
            <text:p>0.465192</text:p>
          </table:table-cell>
          <table:table-cell table:style-name="ce17" office:value-type="float" office:value="0.4444689942" calcext:value-type="float">
            <text:p>0.444469</text:p>
          </table:table-cell>
          <table:table-cell table:style-name="ce17" office:value-type="float" office:value="0.4172451822" calcext:value-type="float">
            <text:p>0.417245</text:p>
          </table:table-cell>
          <table:table-cell table:style-name="ce17" office:value-type="float" office:value="0.4435800562116" calcext:value-type="float">
            <text:p>0.443580</text:p>
          </table:table-cell>
          <table:table-cell table:style-name="ce17" office:value-type="float" office:value="0.4164106918356" calcext:value-type="float">
            <text:p>0.416411</text:p>
          </table:table-cell>
          <table:table-cell table:style-name="ce17" office:value-type="float" office:value="0.494073826092" calcext:value-type="float">
            <text:p>0.494074</text:p>
          </table:table-cell>
          <table:table-cell table:style-name="ce17" office:value-type="float" office:value="0.468608598612" calcext:value-type="float">
            <text:p>0.468609</text:p>
          </table:table-cell>
          <table:table-cell table:style-name="ce17" office:value-type="float" office:value="0.4970570339196" calcext:value-type="float">
            <text:p>0.497057</text:p>
          </table:table-cell>
          <table:table-cell table:style-name="ce17" office:value-type="float" office:value="0.4576304712672" calcext:value-type="float">
            <text:p>0.457630</text:p>
          </table:table-cell>
          <table:table-cell table:style-name="ce17" office:value-type="float" office:value="0.4642620812676" calcext:value-type="float">
            <text:p>0.464262</text:p>
          </table:table-cell>
          <table:table-cell table:style-name="ce17" office:value-type="float" office:value="0.443796946362" calcext:value-type="float">
            <text:p>0.443797</text:p>
          </table:table-cell>
          <table:table-cell table:style-name="ce17" office:value-type="float" office:value="0.5000402417472" calcext:value-type="float">
            <text:p>0.500040</text:p>
          </table:table-cell>
          <table:table-cell table:style-name="ce17" office:value-type="float" office:value="0.4470299651664" calcext:value-type="float">
            <text:p>0.447030</text:p>
          </table:table-cell>
          <table:table-cell table:style-name="ce16" table:formula="of:=AVERAGE([.B33:.U33])" office:value-type="float" office:value="0.46371316859406" calcext:value-type="float">
            <text:p>0.463713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float" office:value="0.47864817" calcext:value-type="float">
            <text:p>0.478648</text:p>
          </table:table-cell>
          <table:table-cell table:style-name="ce17" office:value-type="float" office:value="0.5569112934" calcext:value-type="float">
            <text:p>0.556911</text:p>
          </table:table-cell>
          <table:table-cell table:style-name="ce17" office:value-type="float" office:value="0.5185660788" calcext:value-type="float">
            <text:p>0.518566</text:p>
          </table:table-cell>
          <table:table-cell table:style-name="ce17" office:value-type="float" office:value="0.5554142748" calcext:value-type="float">
            <text:p>0.555414</text:p>
          </table:table-cell>
          <table:table-cell table:style-name="ce17" office:value-type="float" office:value="0.522932949" calcext:value-type="float">
            <text:p>0.522933</text:p>
          </table:table-cell>
          <table:table-cell table:style-name="ce17" office:value-type="float" office:value="0.541788786" calcext:value-type="float">
            <text:p>0.541789</text:p>
          </table:table-cell>
          <table:table-cell table:style-name="ce17" office:value-type="float" office:value="0.5340533814" calcext:value-type="float">
            <text:p>0.534053</text:p>
          </table:table-cell>
          <table:table-cell table:style-name="ce17" office:value-type="float" office:value="0.5233976748" calcext:value-type="float">
            <text:p>0.523398</text:p>
          </table:table-cell>
          <table:table-cell table:style-name="ce17" office:value-type="float" office:value="0.4999353282" calcext:value-type="float">
            <text:p>0.499935</text:p>
          </table:table-cell>
          <table:table-cell table:style-name="ce17" office:value-type="float" office:value="0.468276732" calcext:value-type="float">
            <text:p>0.468277</text:p>
          </table:table-cell>
          <table:table-cell table:style-name="ce17" office:value-type="float" office:value="0.4989354575436" calcext:value-type="float">
            <text:p>0.498935</text:p>
          </table:table-cell>
          <table:table-cell table:style-name="ce17" office:value-type="float" office:value="0.467340178536" calcext:value-type="float">
            <text:p>0.467340</text:p>
          </table:table-cell>
          <table:table-cell table:style-name="ce17" office:value-type="float" office:value="0.5557974708132" calcext:value-type="float">
            <text:p>0.555797</text:p>
          </table:table-cell>
          <table:table-cell table:style-name="ce17" office:value-type="float" office:value="0.5175289466424" calcext:value-type="float">
            <text:p>0.517529</text:p>
          </table:table-cell>
          <table:table-cell table:style-name="ce17" office:value-type="float" office:value="0.540705208428" calcext:value-type="float">
            <text:p>0.540705</text:p>
          </table:table-cell>
          <table:table-cell table:style-name="ce17" office:value-type="float" office:value="0.5329852746372" calcext:value-type="float">
            <text:p>0.532985</text:p>
          </table:table-cell>
          <table:table-cell table:style-name="ce17" office:value-type="float" office:value="0.5223508794504" calcext:value-type="float">
            <text:p>0.522351</text:p>
          </table:table-cell>
          <table:table-cell table:style-name="ce17" office:value-type="float" office:value="0.47769087366" calcext:value-type="float">
            <text:p>0.477691</text:p>
          </table:table-cell>
          <table:table-cell table:style-name="ce17" office:value-type="float" office:value="0.5543034462504" calcext:value-type="float">
            <text:p>0.554303</text:p>
          </table:table-cell>
          <table:table-cell table:style-name="ce17" office:value-type="float" office:value="0.521887083102" calcext:value-type="float">
            <text:p>0.521887</text:p>
          </table:table-cell>
          <table:table-cell table:style-name="ce16" table:formula="of:=AVERAGE([.B34:.U34])" office:value-type="float" office:value="0.51947247437316" calcext:value-type="float">
            <text:p>0.519472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float" office:value="0.4888721376" calcext:value-type="float">
            <text:p>0.488872</text:p>
          </table:table-cell>
          <table:table-cell table:style-name="ce17" office:value-type="float" office:value="0.5771758608" calcext:value-type="float">
            <text:p>0.577176</text:p>
          </table:table-cell>
          <table:table-cell table:style-name="ce17" office:value-type="float" office:value="0.5275675944" calcext:value-type="float">
            <text:p>0.527568</text:p>
          </table:table-cell>
          <table:table-cell table:style-name="ce17" office:value-type="float" office:value="0.576604413" calcext:value-type="float">
            <text:p>0.576604</text:p>
          </table:table-cell>
          <table:table-cell table:style-name="ce17" office:value-type="float" office:value="0.5391226764" calcext:value-type="float">
            <text:p>0.539123</text:p>
          </table:table-cell>
          <table:table-cell table:style-name="ce17" office:value-type="float" office:value="0.5662019286" calcext:value-type="float">
            <text:p>0.566202</text:p>
          </table:table-cell>
          <table:table-cell table:style-name="ce17" office:value-type="float" office:value="0.5478176088" calcext:value-type="float">
            <text:p>0.547818</text:p>
          </table:table-cell>
          <table:table-cell table:style-name="ce17" office:value-type="float" office:value="0.5374500516" calcext:value-type="float">
            <text:p>0.537450</text:p>
          </table:table-cell>
          <table:table-cell table:style-name="ce17" office:value-type="float" office:value="0.506206701" calcext:value-type="float">
            <text:p>0.506207</text:p>
          </table:table-cell>
          <table:table-cell table:style-name="ce17" office:value-type="float" office:value="0.4785036102" calcext:value-type="float">
            <text:p>0.478504</text:p>
          </table:table-cell>
          <table:table-cell table:style-name="ce17" office:value-type="float" office:value="0.505194287598" calcext:value-type="float">
            <text:p>0.505194</text:p>
          </table:table-cell>
          <table:table-cell table:style-name="ce17" office:value-type="float" office:value="0.4775466029796" calcext:value-type="float">
            <text:p>0.477547</text:p>
          </table:table-cell>
          <table:table-cell table:style-name="ce17" office:value-type="float" office:value="0.5760215090784" calcext:value-type="float">
            <text:p>0.576022</text:p>
          </table:table-cell>
          <table:table-cell table:style-name="ce17" office:value-type="float" office:value="0.5265124592112" calcext:value-type="float">
            <text:p>0.526512</text:p>
          </table:table-cell>
          <table:table-cell table:style-name="ce17" office:value-type="float" office:value="0.5650695247428" calcext:value-type="float">
            <text:p>0.565070</text:p>
          </table:table-cell>
          <table:table-cell table:style-name="ce17" office:value-type="float" office:value="0.5467219735824" calcext:value-type="float">
            <text:p>0.546722</text:p>
          </table:table-cell>
          <table:table-cell table:style-name="ce17" office:value-type="float" office:value="0.5363751514968" calcext:value-type="float">
            <text:p>0.536375</text:p>
          </table:table-cell>
          <table:table-cell table:style-name="ce17" office:value-type="float" office:value="0.4878943933248" calcext:value-type="float">
            <text:p>0.487894</text:p>
          </table:table-cell>
          <table:table-cell table:style-name="ce17" office:value-type="float" office:value="0.575451204174" calcext:value-type="float">
            <text:p>0.575451</text:p>
          </table:table-cell>
          <table:table-cell table:style-name="ce17" office:value-type="float" office:value="0.5380444310472" calcext:value-type="float">
            <text:p>0.538044</text:p>
          </table:table-cell>
          <table:table-cell table:style-name="ce16" table:formula="of:=AVERAGE([.B35:.U35])" office:value-type="float" office:value="0.53401770598176" calcext:value-type="float">
            <text:p>0.534018</text:p>
          </table:table-cell>
        </table:table-row>
        <table:table-row table:style-name="ro1" table:number-rows-repeated="2">
          <table:table-cell table:style-name="ce14"/>
          <table:table-cell table:style-name="ce18" table:number-columns-repeated="5"/>
          <table:table-cell/>
          <table:table-cell table:style-name="ce18" table:number-columns-repeated="3"/>
          <table:table-cell/>
          <table:table-cell table:style-name="ce18"/>
          <table:table-cell table:number-columns-repeated="10"/>
        </table:table-row>
        <table:table-row table:style-name="ro1">
          <table:table-cell table:style-name="ce14"/>
          <table:table-cell table:number-columns-repeated="21"/>
        </table:table-row>
        <table:table-row table:style-name="ro1">
          <table:table-cell/>
          <table:table-cell table:style-name="ce17" table:number-columns-repeated="5"/>
          <table:table-cell/>
          <table:table-cell table:style-name="ce17" table:number-columns-repeated="4"/>
          <table:table-cell table:number-columns-repeated="11"/>
        </table:table-row>
        <table:table-row table:style-name="ro1">
          <table:table-cell/>
          <table:table-cell table:style-name="ce17" table:number-columns-repeated="4"/>
          <table:table-cell/>
          <table:table-cell table:style-name="ce17" table:number-columns-repeated="5"/>
          <table:table-cell table:number-columns-repeated="11"/>
        </table:table-row>
        <table:table-row table:style-name="ro1">
          <table:table-cell/>
          <table:table-cell table:style-name="ce17" table:number-columns-repeated="10"/>
          <table:table-cell table:number-columns-repeated="11"/>
        </table:table-row>
        <table:table-row table:style-name="ro1">
          <table:table-cell/>
          <table:table-cell table:style-name="ce17" table:number-columns-repeated="9"/>
          <table:table-cell table:number-columns-repeated="12"/>
        </table:table-row>
        <table:table-row table:style-name="ro1" table:number-rows-repeated="6">
          <table:table-cell/>
          <table:table-cell table:style-name="ce17" table:number-columns-repeated="10"/>
          <table:table-cell table:number-columns-repeated="11"/>
        </table:table-row>
        <table:table-row table:style-name="ro1" table:number-rows-repeated="2">
          <table:table-cell table:number-columns-repeated="22"/>
        </table:table-row>
        <table:table-row table:style-name="ro1" table:number-rows-repeated="10">
          <table:table-cell/>
          <table:table-cell table:style-name="ce17" table:number-columns-repeated="10"/>
          <table:table-cell table:number-columns-repeated="11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26:47.94883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21:28:21.079523822</dc:date>
    <meta:editing-duration>PT1H52M29S</meta:editing-duration>
    <meta:editing-cycles>16</meta:editing-cycles>
    <meta:generator>LibreOffice/6.0.7.3$Linux_X86_64 LibreOffice_project/00m0$Build-3</meta:generator>
    <meta:document-statistic meta:table-count="1" meta:cell-count="726" meta:object-count="0"/>
  </office:meta>
</office:document-meta>
</file>